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dvanced IO Test with pinned memory</text:p>
          </table:table-cell>
          <table:table-cell office:value-type="string">
            <text:p>timing</text:p>
          </table:table-cell>
          <table:table-cell table:number-columns-repeated="3"/>
        </table:table-row>
        <table:table-row table:style-name="ro1">
          <table:table-cell office:value-type="string">
            <text:p>Bytes</text:p>
          </table:table-cell>
          <table:table-cell office:value-type="string">
            <text:p><text:s/>Upload time (s) </text:p>
          </table:table-cell>
          <table:table-cell office:value-type="string">
            <text:p><text:s/>Download time (s) </text:p>
          </table:table-cell>
          <table:table-cell office:value-type="string">
            <text:p><text:s/>Upload time pinned (s) </text:p>
          </table:table-cell>
          <table:table-cell office:value-type="string">
            <text:p><text:s/>Download time pinned (s)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04000">
            <text:p>20004000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.016">
            <text:p>0,016</text:p>
          </table:table-cell>
        </table:table-row>
        <table:table-row table:style-name="ro1">
          <table:table-cell office:value-type="float" office:value="40004000">
            <text:p>40004000</text:p>
          </table:table-cell>
          <table:table-cell office:value-type="float" office:value="0.031">
            <text:p>0,031</text:p>
          </table:table-cell>
          <table:table-cell office:value-type="float" office:value="0.016">
            <text:p>0,016</text:p>
          </table:table-cell>
          <table:table-cell office:value-type="float" office:value="0.037">
            <text:p>0,037</text:p>
          </table:table-cell>
          <table:table-cell office:value-type="float" office:value="0.016">
            <text:p>0,016</text:p>
          </table:table-cell>
        </table:table-row>
        <table:table-row table:style-name="ro1">
          <table:table-cell office:value-type="float" office:value="60004000">
            <text:p>60004000</text:p>
          </table:table-cell>
          <table:table-cell office:value-type="float" office:value="0.031">
            <text:p>0,031</text:p>
          </table:table-cell>
          <table:table-cell office:value-type="float" office:value="0.053">
            <text:p>0,053</text:p>
          </table:table-cell>
          <table:table-cell office:value-type="float" office:value="0.031">
            <text:p>0,031</text:p>
          </table:table-cell>
          <table:table-cell office:value-type="float" office:value="0.032">
            <text:p>0,032</text:p>
          </table:table-cell>
        </table:table-row>
        <table:table-row table:style-name="ro1">
          <table:table-cell office:value-type="float" office:value="80004000">
            <text:p>80004000</text:p>
          </table:table-cell>
          <table:table-cell office:value-type="float" office:value="0.069">
            <text:p>0,069</text:p>
          </table:table-cell>
          <table:table-cell office:value-type="float" office:value="0.053">
            <text:p>0,053</text:p>
          </table:table-cell>
          <table:table-cell office:value-type="float" office:value="0.047">
            <text:p>0,047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office:value-type="float" office:value="100004000">
            <text:p>100004000</text:p>
          </table:table-cell>
          <table:table-cell office:value-type="float" office:value="0.068">
            <text:p>0,068</text:p>
          </table:table-cell>
          <table:table-cell office:value-type="float" office:value="0.063">
            <text:p>0,063</text:p>
          </table:table-cell>
          <table:table-cell office:value-type="float" office:value="0.069">
            <text:p>0,069</text:p>
          </table:table-cell>
          <table:table-cell office:value-type="float" office:value="0.053">
            <text:p>0,053</text:p>
          </table:table-cell>
        </table:table-row>
        <table:table-row table:style-name="ro1">
          <table:table-cell office:value-type="float" office:value="120004000">
            <text:p>120004000</text:p>
          </table:table-cell>
          <table:table-cell office:value-type="float" office:value="0.084">
            <text:p>0,084</text:p>
          </table:table-cell>
          <table:table-cell office:value-type="float" office:value="0.085">
            <text:p>0,085</text:p>
          </table:table-cell>
          <table:table-cell office:value-type="float" office:value="0.068">
            <text:p>0,068</text:p>
          </table:table-cell>
          <table:table-cell office:value-type="float" office:value="0.063">
            <text:p>0,063</text:p>
          </table:table-cell>
        </table:table-row>
        <table:table-row table:style-name="ro1">
          <table:table-cell office:value-type="float" office:value="140004000">
            <text:p>140004000</text:p>
          </table:table-cell>
          <table:table-cell office:value-type="float" office:value="0.1">
            <text:p>0,1</text:p>
          </table:table-cell>
          <table:table-cell office:value-type="float" office:value="0.099">
            <text:p>0,099</text:p>
          </table:table-cell>
          <table:table-cell office:value-type="float" office:value="0.085">
            <text:p>0,085</text:p>
          </table:table-cell>
          <table:table-cell office:value-type="float" office:value="0.069">
            <text:p>0,069</text:p>
          </table:table-cell>
        </table:table-row>
        <table:table-row table:style-name="ro1">
          <table:table-cell office:value-type="float" office:value="160004000">
            <text:p>160004000</text:p>
          </table:table-cell>
          <table:table-cell office:value-type="float" office:value="0.115">
            <text:p>0,115</text:p>
          </table:table-cell>
          <table:table-cell office:value-type="float" office:value="0.101">
            <text:p>0,101</text:p>
          </table:table-cell>
          <table:table-cell office:value-type="float" office:value="0.1">
            <text:p>0,1</text:p>
          </table:table-cell>
          <table:table-cell office:value-type="float" office:value="0.084">
            <text:p>0,084</text:p>
          </table:table-cell>
        </table:table-row>
        <table:table-row table:style-name="ro1">
          <table:table-cell office:value-type="float" office:value="180004000">
            <text:p>180004000</text:p>
          </table:table-cell>
          <table:table-cell office:value-type="float" office:value="0.116">
            <text:p>0,116</text:p>
          </table:table-cell>
          <table:table-cell office:value-type="float" office:value="0.131">
            <text:p>0,131</text:p>
          </table:table-cell>
          <table:table-cell office:value-type="float" office:value="0.1">
            <text:p>0,1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office:value-type="float" office:value="200004000">
            <text:p>200004000</text:p>
          </table:table-cell>
          <table:table-cell office:value-type="float" office:value="0.138">
            <text:p>0,138</text:p>
          </table:table-cell>
          <table:table-cell office:value-type="float" office:value="0.147">
            <text:p>0,147</text:p>
            <draw:frame table:end-cell-address="Feuille1.G40" table:end-x="1.977cm" table:end-y="0.133cm" draw:z-index="0" draw:style-name="gr1" draw:text-style-name="P1" svg:width="15.061cm" svg:height="12.148cm" svg:x="1.155cm" svg:y="0.179cm">
              <draw:object draw:notify-on-update-of-ranges="Feuille1.A2:Feuille1.A2 Feuille1.A3:Feuille1.A39 Feuille1.B2:Feuille1.B2 Feuille1.B3:Feuille1.B39 Feuille1.A2:Feuille1.A2 Feuille1.A3:Feuille1.A39 Feuille1.C2:Feuille1.C2 Feuille1.C3:Feuille1.C39 Feuille1.A2:Feuille1.A2 Feuille1.A3:Feuille1.A39 Feuille1.D2:Feuille1.D2 Feuille1.D3:Feuille1.D39 Feuille1.A2:Feuille1.A2 Feuille1.A3:Feuille1.A39 Feuille1.E2:Feuille1.E2 Feuille1.E3:Feuille1.E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116">
            <text:p>0,116</text:p>
          </table:table-cell>
          <table:table-cell office:value-type="float" office:value="0.119">
            <text:p>0,119</text:p>
          </table:table-cell>
        </table:table-row>
        <table:table-row table:style-name="ro1">
          <table:table-cell office:value-type="float" office:value="220004000">
            <text:p>220004000</text:p>
          </table:table-cell>
          <table:table-cell office:value-type="float" office:value="0.147">
            <text:p>0,147</text:p>
          </table:table-cell>
          <table:table-cell office:value-type="float" office:value="0.153">
            <text:p>0,153</text:p>
          </table:table-cell>
          <table:table-cell office:value-type="float" office:value="0.132">
            <text:p>0,132</text:p>
          </table:table-cell>
          <table:table-cell office:value-type="float" office:value="0.131">
            <text:p>0,131</text:p>
          </table:table-cell>
        </table:table-row>
        <table:table-row table:style-name="ro1">
          <table:table-cell office:value-type="float" office:value="240004000">
            <text:p>240004000</text:p>
          </table:table-cell>
          <table:table-cell office:value-type="float" office:value="0.178">
            <text:p>0,178</text:p>
          </table:table-cell>
          <table:table-cell office:value-type="float" office:value="0.168">
            <text:p>0,168</text:p>
          </table:table-cell>
          <table:table-cell office:value-type="float" office:value="0.132">
            <text:p>0,132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office:value-type="float" office:value="260004000">
            <text:p>260004000</text:p>
          </table:table-cell>
          <table:table-cell office:value-type="float" office:value="0.178">
            <text:p>0,178</text:p>
          </table:table-cell>
          <table:table-cell office:value-type="float" office:value="0.184">
            <text:p>0,184</text:p>
          </table:table-cell>
          <table:table-cell office:value-type="float" office:value="0.153">
            <text:p>0,153</text:p>
          </table:table-cell>
          <table:table-cell office:value-type="float" office:value="0.147">
            <text:p>0,147</text:p>
          </table:table-cell>
        </table:table-row>
        <table:table-row table:style-name="ro1">
          <table:table-cell office:value-type="float" office:value="280004000">
            <text:p>280004000</text:p>
          </table:table-cell>
          <table:table-cell office:value-type="float" office:value="0.201">
            <text:p>0,201</text:p>
          </table:table-cell>
          <table:table-cell office:value-type="float" office:value="0.2">
            <text:p>0,2</text:p>
          </table:table-cell>
          <table:table-cell office:value-type="float" office:value="0.154">
            <text:p>0,154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office:value-type="float" office:value="300004000">
            <text:p>300004000</text:p>
          </table:table-cell>
          <table:table-cell office:value-type="float" office:value="0.2">
            <text:p>0,2</text:p>
          </table:table-cell>
          <table:table-cell office:value-type="float" office:value="0.216">
            <text:p>0,216</text:p>
          </table:table-cell>
          <table:table-cell office:value-type="float" office:value="0.163">
            <text:p>0,163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office:value-type="float" office:value="320004000">
            <text:p>320004000</text:p>
          </table:table-cell>
          <table:table-cell office:value-type="float" office:value="0.232">
            <text:p>0,232</text:p>
          </table:table-cell>
          <table:table-cell office:value-type="float" office:value="0.215">
            <text:p>0,215</text:p>
          </table:table-cell>
          <table:table-cell table:number-columns-repeated="2" office:value-type="float" office:value="0.185">
            <text:p>0,185</text:p>
          </table:table-cell>
        </table:table-row>
        <table:table-row table:style-name="ro1">
          <table:table-cell office:value-type="float" office:value="340004000">
            <text:p>340004000</text:p>
          </table:table-cell>
          <table:table-cell office:value-type="float" office:value="0.231">
            <text:p>0,231</text:p>
          </table:table-cell>
          <table:table-cell office:value-type="float" office:value="0.239">
            <text:p>0,239</text:p>
          </table:table-cell>
          <table:table-cell table:number-columns-repeated="2" office:value-type="float" office:value="0.2">
            <text:p>0,2</text:p>
          </table:table-cell>
        </table:table-row>
        <table:table-row table:style-name="ro1">
          <table:table-cell office:value-type="float" office:value="360004000">
            <text:p>360004000</text:p>
          </table:table-cell>
          <table:table-cell office:value-type="float" office:value="0.247">
            <text:p>0,247</text:p>
          </table:table-cell>
          <table:table-cell office:value-type="float" office:value="0.253">
            <text:p>0,253</text:p>
          </table:table-cell>
          <table:table-cell office:value-type="float" office:value="0.216">
            <text:p>0,21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80004000">
            <text:p>380004000</text:p>
          </table:table-cell>
          <table:table-cell office:value-type="float" office:value="0.269">
            <text:p>0,269</text:p>
          </table:table-cell>
          <table:table-cell office:value-type="float" office:value="0.253">
            <text:p>0,253</text:p>
          </table:table-cell>
          <table:table-cell office:value-type="float" office:value="0.231">
            <text:p>0,231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office:value-type="float" office:value="400004000">
            <text:p>400004000</text:p>
          </table:table-cell>
          <table:table-cell office:value-type="float" office:value="0.269">
            <text:p>0,269</text:p>
          </table:table-cell>
          <table:table-cell office:value-type="float" office:value="0.279">
            <text:p>0,279</text:p>
          </table:table-cell>
          <table:table-cell office:value-type="float" office:value="0.237">
            <text:p>0,237</text:p>
          </table:table-cell>
          <table:table-cell office:value-type="float" office:value="0.231">
            <text:p>0,231</text:p>
          </table:table-cell>
        </table:table-row>
        <table:table-row table:style-name="ro1">
          <table:table-cell office:value-type="float" office:value="420004000">
            <text:p>420004000</text:p>
          </table:table-cell>
          <table:table-cell office:value-type="float" office:value="0.3">
            <text:p>0,3</text:p>
          </table:table-cell>
          <table:table-cell office:value-type="float" office:value="0.285">
            <text:p>0,285</text:p>
          </table:table-cell>
          <table:table-cell office:value-type="float" office:value="0.253">
            <text:p>0,253</text:p>
          </table:table-cell>
          <table:table-cell office:value-type="float" office:value="0.247">
            <text:p>0,247</text:p>
          </table:table-cell>
        </table:table-row>
        <table:table-row table:style-name="ro1">
          <table:table-cell office:value-type="float" office:value="440004000">
            <text:p>440004000</text:p>
          </table:table-cell>
          <table:table-cell office:value-type="float" office:value="0.317">
            <text:p>0,317</text:p>
          </table:table-cell>
          <table:table-cell office:value-type="float" office:value="0.3">
            <text:p>0,3</text:p>
          </table:table-cell>
          <table:table-cell office:value-type="float" office:value="0.254">
            <text:p>0,254</text:p>
          </table:table-cell>
          <table:table-cell office:value-type="float" office:value="0.266">
            <text:p>0,266</text:p>
          </table:table-cell>
        </table:table-row>
        <table:table-row table:style-name="ro1">
          <table:table-cell office:value-type="float" office:value="460004000">
            <text:p>460004000</text:p>
          </table:table-cell>
          <table:table-cell office:value-type="float" office:value="0.316">
            <text:p>0,316</text:p>
          </table:table-cell>
          <table:table-cell office:value-type="float" office:value="0.323">
            <text:p>0,323</text:p>
          </table:table-cell>
          <table:table-cell office:value-type="float" office:value="0.277">
            <text:p>0,277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office:value-type="float" office:value="480004000">
            <text:p>480004000</text:p>
          </table:table-cell>
          <table:table-cell office:value-type="float" office:value="0.332">
            <text:p>0,332</text:p>
          </table:table-cell>
          <table:table-cell office:value-type="float" office:value="0.337">
            <text:p>0,337</text:p>
          </table:table-cell>
          <table:table-cell office:value-type="float" office:value="0.278">
            <text:p>0,278</text:p>
          </table:table-cell>
          <table:table-cell office:value-type="float" office:value="0.284">
            <text:p>0,284</text:p>
          </table:table-cell>
        </table:table-row>
        <table:table-row table:style-name="ro1">
          <table:table-cell office:value-type="float" office:value="500004000">
            <text:p>500004000</text:p>
          </table:table-cell>
          <table:table-cell office:value-type="float" office:value="0.348">
            <text:p>0,348</text:p>
          </table:table-cell>
          <table:table-cell office:value-type="float" office:value="0.351">
            <text:p>0,351</text:p>
          </table:table-cell>
          <table:table-cell office:value-type="float" office:value="0.28">
            <text:p>0,28</text:p>
          </table:table-cell>
          <table:table-cell office:value-type="float" office:value="0.285">
            <text:p>0,285</text:p>
          </table:table-cell>
        </table:table-row>
        <table:table-row table:style-name="ro1">
          <table:table-cell office:value-type="float" office:value="520004000">
            <text:p>520004000</text:p>
          </table:table-cell>
          <table:table-cell office:value-type="float" office:value="0.363">
            <text:p>0,363</text:p>
          </table:table-cell>
          <table:table-cell office:value-type="float" office:value="0.354">
            <text:p>0,354</text:p>
          </table:table-cell>
          <table:table-cell office:value-type="float" office:value="0.3">
            <text:p>0,3</text:p>
          </table:table-cell>
          <table:table-cell office:value-type="float" office:value="0.301">
            <text:p>0,301</text:p>
          </table:table-cell>
        </table:table-row>
        <table:table-row table:style-name="ro1">
          <table:table-cell office:value-type="float" office:value="540004000">
            <text:p>540004000</text:p>
          </table:table-cell>
          <table:table-cell office:value-type="float" office:value="0.382">
            <text:p>0,382</text:p>
          </table:table-cell>
          <table:table-cell office:value-type="float" office:value="0.367">
            <text:p>0,367</text:p>
          </table:table-cell>
          <table:table-cell office:value-type="float" office:value="0.316">
            <text:p>0,316</text:p>
          </table:table-cell>
          <table:table-cell office:value-type="float" office:value="0.319">
            <text:p>0,319</text:p>
          </table:table-cell>
        </table:table-row>
        <table:table-row table:style-name="ro1">
          <table:table-cell office:value-type="float" office:value="560004000">
            <text:p>560004000</text:p>
          </table:table-cell>
          <table:table-cell office:value-type="float" office:value="0.401">
            <text:p>0,401</text:p>
          </table:table-cell>
          <table:table-cell office:value-type="float" office:value="0.395">
            <text:p>0,395</text:p>
            <draw:frame table:end-cell-address="Feuille1.K60" table:end-x="0.594cm" table:end-y="0.107cm" draw:z-index="1" draw:style-name="gr1" draw:text-style-name="P1" svg:width="20.63cm" svg:height="12.818cm" svg:x="3.236cm" svg:y="0.386cm">
              <draw:object draw:notify-on-update-of-ranges="Feuille1.A47:Feuille1.A47 Feuille1.A48:Feuille1.A82 Feuille1.B47:Feuille1.B47 Feuille1.B48:Feuille1.B82 Feuille1.A47:Feuille1.A47 Feuille1.A48:Feuille1.A82 Feuille1.C47:Feuille1.C47 Feuille1.C48:Feuille1.C82 Feuille1.A47:Feuille1.A47 Feuille1.A48:Feuille1.A82 Feuille1.D47:Feuille1.D47 Feuille1.D48:Feuille1.D82 Feuille1.A47:Feuille1.A47 Feuille1.A48:Feuille1.A82 Feuille1.E47:Feuille1.E47 Feuille1.E48:Feuille1.E8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32">
            <text:p>0,32</text:p>
          </table:table-cell>
          <table:table-cell office:value-type="float" office:value="0.316">
            <text:p>0,316</text:p>
          </table:table-cell>
        </table:table-row>
        <table:table-row table:style-name="ro1">
          <table:table-cell office:value-type="float" office:value="580004000">
            <text:p>580004000</text:p>
          </table:table-cell>
          <table:table-cell office:value-type="float" office:value="0.416">
            <text:p>0,416</text:p>
          </table:table-cell>
          <table:table-cell office:value-type="float" office:value="0.401">
            <text:p>0,401</text:p>
          </table:table-cell>
          <table:table-cell office:value-type="float" office:value="0.337">
            <text:p>0,337</text:p>
          </table:table-cell>
          <table:table-cell office:value-type="float" office:value="0.331">
            <text:p>0,331</text:p>
          </table:table-cell>
        </table:table-row>
        <table:table-row table:style-name="ro1">
          <table:table-cell office:value-type="float" office:value="600004000">
            <text:p>600004000</text:p>
          </table:table-cell>
          <table:table-cell office:value-type="float" office:value="0.431">
            <text:p>0,431</text:p>
          </table:table-cell>
          <table:table-cell office:value-type="float" office:value="0.416">
            <text:p>0,416</text:p>
          </table:table-cell>
          <table:table-cell office:value-type="float" office:value="0.338">
            <text:p>0,338</text:p>
          </table:table-cell>
          <table:table-cell office:value-type="float" office:value="0.347">
            <text:p>0,347</text:p>
          </table:table-cell>
        </table:table-row>
        <table:table-row table:style-name="ro1">
          <table:table-cell office:value-type="float" office:value="620004000">
            <text:p>620004000</text:p>
          </table:table-cell>
          <table:table-cell office:value-type="float" office:value="0.432">
            <text:p>0,432</text:p>
          </table:table-cell>
          <table:table-cell office:value-type="float" office:value="0.422">
            <text:p>0,422</text:p>
          </table:table-cell>
          <table:table-cell office:value-type="float" office:value="0.363">
            <text:p>0,363</text:p>
          </table:table-cell>
          <table:table-cell office:value-type="float" office:value="0.369">
            <text:p>0,369</text:p>
          </table:table-cell>
        </table:table-row>
        <table:table-row table:style-name="ro1">
          <table:table-cell office:value-type="float" office:value="640004000">
            <text:p>640004000</text:p>
          </table:table-cell>
          <table:table-cell office:value-type="float" office:value="0.454">
            <text:p>0,454</text:p>
          </table:table-cell>
          <table:table-cell office:value-type="float" office:value="0.447">
            <text:p>0,447</text:p>
          </table:table-cell>
          <table:table-cell office:value-type="float" office:value="0.37">
            <text:p>0,37</text:p>
          </table:table-cell>
          <table:table-cell office:value-type="float" office:value="0.368">
            <text:p>0,368</text:p>
          </table:table-cell>
        </table:table-row>
        <table:table-row table:style-name="ro1">
          <table:table-cell office:value-type="float" office:value="660004000">
            <text:p>660004000</text:p>
          </table:table-cell>
          <table:table-cell office:value-type="float" office:value="0.47">
            <text:p>0,47</text:p>
          </table:table-cell>
          <table:table-cell office:value-type="float" office:value="0.448">
            <text:p>0,448</text:p>
          </table:table-cell>
          <table:table-cell office:value-type="float" office:value="0.384">
            <text:p>0,384</text:p>
          </table:table-cell>
          <table:table-cell office:value-type="float" office:value="0.385">
            <text:p>0,385</text:p>
          </table:table-cell>
        </table:table-row>
        <table:table-row table:style-name="ro1">
          <table:table-cell office:value-type="float" office:value="680004000">
            <text:p>680004000</text:p>
          </table:table-cell>
          <table:table-cell office:value-type="float" office:value="0.478">
            <text:p>0,478</text:p>
          </table:table-cell>
          <table:table-cell office:value-type="float" office:value="0.469">
            <text:p>0,469</text:p>
          </table:table-cell>
          <table:table-cell office:value-type="float" office:value="0.4">
            <text:p>0,4</text:p>
          </table:table-cell>
          <table:table-cell office:value-type="float" office:value="0.384">
            <text:p>0,384</text:p>
          </table:table-cell>
        </table:table-row>
        <table:table-row table:style-name="ro1">
          <table:table-cell office:value-type="float" office:value="700004000">
            <text:p>700004000</text:p>
          </table:table-cell>
          <table:table-cell office:value-type="float" office:value="0.499">
            <text:p>0,499</text:p>
          </table:table-cell>
          <table:table-cell office:value-type="float" office:value="0.485">
            <text:p>0,485</text:p>
          </table:table-cell>
          <table:table-cell office:value-type="float" office:value="0.401">
            <text:p>0,401</text:p>
          </table:table-cell>
          <table:table-cell office:value-type="float" office:value="0.416">
            <text:p>0,416</text:p>
          </table:table-cell>
        </table:table-row>
        <table:table-row table:style-name="ro1">
          <table:table-cell office:value-type="float" office:value="720004000">
            <text:p>720004000</text:p>
          </table:table-cell>
          <table:table-cell office:value-type="float" office:value="0.517">
            <text:p>0,517</text:p>
          </table:table-cell>
          <table:table-cell office:value-type="float" office:value="0.501">
            <text:p>0,501</text:p>
          </table:table-cell>
          <table:table-cell office:value-type="float" office:value="0.415">
            <text:p>0,415</text:p>
          </table:table-cell>
          <table:table-cell office:value-type="float" office:value="0.416">
            <text:p>0,416</text:p>
          </table:table-cell>
        </table:table-row>
        <table:table-row table:style-name="ro1">
          <table:table-cell office:value-type="string">
            <text:p>Throughput (estimation) Byte/s</text:p>
          </table:table-cell>
          <table:table-cell table:style-name="ce1" table:formula="of:=[.$A$39]/[.B39]" office:value-type="float" office:value="1392657640.23211">
            <text:p>1,39E+09</text:p>
          </table:table-cell>
          <table:table-cell table:style-name="ce1" table:formula="of:=[.$A$39]/[.C39]" office:value-type="float" office:value="1437133732.53493">
            <text:p>1,44E+09</text:p>
          </table:table-cell>
          <table:table-cell table:style-name="ce1" table:formula="of:=[.$A$39]/[.D39]" office:value-type="float" office:value="1734949397.59036">
            <text:p>1,73E+09</text:p>
          </table:table-cell>
          <table:table-cell table:style-name="ce1" table:formula="of:=[.$A$39]/[.E39]" office:value-type="float" office:value="1730778846.15385">
            <text:p>1,73E+09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>
            <text:p>Advanced IO Test with pinned memory</text:p>
          </table:table-cell>
          <table:table-cell office:value-type="string">
            <text:p>thoughput</text:p>
          </table:table-cell>
          <table:table-cell table:number-columns-repeated="3"/>
        </table:table-row>
        <table:table-row table:style-name="ro1">
          <table:table-cell office:value-type="string">
            <text:p>Bytes</text:p>
          </table:table-cell>
          <table:table-cell office:value-type="string">
            <text:p><text:s/>Upload time (s) </text:p>
          </table:table-cell>
          <table:table-cell office:value-type="string">
            <text:p><text:s/>Download time (s) </text:p>
          </table:table-cell>
          <table:table-cell office:value-type="string">
            <text:p><text:s/>Upload time pinned (s) </text:p>
          </table:table-cell>
          <table:table-cell office:value-type="string">
            <text:p><text:s/>Download time pinned (s)</text:p>
          </table:table-cell>
        </table:table-row>
        <table:table-row table:style-name="ro1">
          <table:table-cell office:value-type="float" office:value="40004000">
            <text:p>40004000</text:p>
          </table:table-cell>
          <table:table-cell table:formula="of:=[.$A5]/[.B5]" office:value-type="float" office:value="1290451612.90323">
            <text:p>1290451612,90323</text:p>
          </table:table-cell>
          <table:table-cell table:formula="of:=[.$A5]/[.C5]" office:value-type="float" office:value="2500250000">
            <text:p>2500250000</text:p>
          </table:table-cell>
          <table:table-cell table:formula="of:=[.$A5]/[.D5]" office:value-type="float" office:value="1081189189.18919">
            <text:p>1081189189,18919</text:p>
          </table:table-cell>
          <table:table-cell table:formula="of:=[.$A5]/[.E5]" office:value-type="float" office:value="2500250000">
            <text:p>2500250000</text:p>
          </table:table-cell>
        </table:table-row>
        <table:table-row table:style-name="ro1">
          <table:table-cell office:value-type="float" office:value="60004000">
            <text:p>60004000</text:p>
          </table:table-cell>
          <table:table-cell table:formula="of:=[.$A6]/[.B6]" office:value-type="float" office:value="1935612903.22581">
            <text:p>1935612903,22581</text:p>
          </table:table-cell>
          <table:table-cell table:formula="of:=[.$A6]/[.C6]" office:value-type="float" office:value="1132150943.39623">
            <text:p>1132150943,39623</text:p>
          </table:table-cell>
          <table:table-cell table:formula="of:=[.$A6]/[.D6]" office:value-type="float" office:value="1935612903.22581">
            <text:p>1935612903,22581</text:p>
          </table:table-cell>
          <table:table-cell table:formula="of:=[.$A6]/[.E6]" office:value-type="float" office:value="1875125000">
            <text:p>1875125000</text:p>
          </table:table-cell>
        </table:table-row>
        <table:table-row table:style-name="ro1">
          <table:table-cell office:value-type="float" office:value="80004000">
            <text:p>80004000</text:p>
          </table:table-cell>
          <table:table-cell table:formula="of:=[.$A7]/[.B7]" office:value-type="float" office:value="1159478260.86957">
            <text:p>1159478260,86957</text:p>
          </table:table-cell>
          <table:table-cell table:formula="of:=[.$A7]/[.C7]" office:value-type="float" office:value="1509509433.96226">
            <text:p>1509509433,96226</text:p>
          </table:table-cell>
          <table:table-cell table:formula="of:=[.$A7]/[.D7]" office:value-type="float" office:value="1702212765.95745">
            <text:p>1702212765,95745</text:p>
          </table:table-cell>
          <table:table-cell table:formula="of:=[.$A7]/[.E7]" office:value-type="float" office:value="1538538461.53846">
            <text:p>1538538461,53846</text:p>
          </table:table-cell>
        </table:table-row>
        <table:table-row table:style-name="ro1">
          <table:table-cell office:value-type="float" office:value="100004000">
            <text:p>100004000</text:p>
          </table:table-cell>
          <table:table-cell table:formula="of:=[.$A8]/[.B8]" office:value-type="float" office:value="1470647058.82353">
            <text:p>1470647058,82353</text:p>
          </table:table-cell>
          <table:table-cell table:formula="of:=[.$A8]/[.C8]" office:value-type="float" office:value="1587365079.36508">
            <text:p>1587365079,36508</text:p>
          </table:table-cell>
          <table:table-cell table:formula="of:=[.$A8]/[.D8]" office:value-type="float" office:value="1449333333.33333">
            <text:p>1449333333,33333</text:p>
          </table:table-cell>
          <table:table-cell table:formula="of:=[.$A8]/[.E8]" office:value-type="float" office:value="1886867924.5283">
            <text:p>1886867924,5283</text:p>
          </table:table-cell>
        </table:table-row>
        <table:table-row table:style-name="ro1">
          <table:table-cell office:value-type="float" office:value="120004000">
            <text:p>120004000</text:p>
          </table:table-cell>
          <table:table-cell table:formula="of:=[.$A9]/[.B9]" office:value-type="float" office:value="1428619047.61905">
            <text:p>1428619047,61905</text:p>
          </table:table-cell>
          <table:table-cell table:formula="of:=[.$A9]/[.C9]" office:value-type="float" office:value="1411811764.70588">
            <text:p>1411811764,70588</text:p>
          </table:table-cell>
          <table:table-cell table:formula="of:=[.$A9]/[.D9]" office:value-type="float" office:value="1764764705.88235">
            <text:p>1764764705,88235</text:p>
          </table:table-cell>
          <table:table-cell table:formula="of:=[.$A9]/[.E9]" office:value-type="float" office:value="1904825396.8254">
            <text:p>1904825396,8254</text:p>
          </table:table-cell>
        </table:table-row>
        <table:table-row table:style-name="ro1">
          <table:table-cell office:value-type="float" office:value="140004000">
            <text:p>140004000</text:p>
          </table:table-cell>
          <table:table-cell table:formula="of:=[.$A10]/[.B10]" office:value-type="float" office:value="1400040000">
            <text:p>1400040000</text:p>
          </table:table-cell>
          <table:table-cell table:formula="of:=[.$A10]/[.C10]" office:value-type="float" office:value="1414181818.18182">
            <text:p>1414181818,18182</text:p>
          </table:table-cell>
          <table:table-cell table:formula="of:=[.$A10]/[.D10]" office:value-type="float" office:value="1647105882.35294">
            <text:p>1647105882,35294</text:p>
          </table:table-cell>
          <table:table-cell table:formula="of:=[.$A10]/[.E10]" office:value-type="float" office:value="2029043478.26087">
            <text:p>2029043478,26087</text:p>
          </table:table-cell>
        </table:table-row>
        <table:table-row table:style-name="ro1">
          <table:table-cell office:value-type="float" office:value="160004000">
            <text:p>160004000</text:p>
          </table:table-cell>
          <table:table-cell table:formula="of:=[.$A11]/[.B11]" office:value-type="float" office:value="1391339130.43478">
            <text:p>1391339130,43478</text:p>
          </table:table-cell>
          <table:table-cell table:formula="of:=[.$A11]/[.C11]" office:value-type="float" office:value="1584198019.80198">
            <text:p>1584198019,80198</text:p>
          </table:table-cell>
          <table:table-cell table:formula="of:=[.$A11]/[.D11]" office:value-type="float" office:value="1600040000">
            <text:p>1600040000</text:p>
          </table:table-cell>
          <table:table-cell table:formula="of:=[.$A11]/[.E11]" office:value-type="float" office:value="1904809523.80952">
            <text:p>1904809523,80952</text:p>
          </table:table-cell>
        </table:table-row>
        <table:table-row table:style-name="ro1">
          <table:table-cell office:value-type="float" office:value="180004000">
            <text:p>180004000</text:p>
          </table:table-cell>
          <table:table-cell table:formula="of:=[.$A12]/[.B12]" office:value-type="float" office:value="1551758620.68966">
            <text:p>1551758620,68966</text:p>
          </table:table-cell>
          <table:table-cell table:formula="of:=[.$A12]/[.C12]" office:value-type="float" office:value="1374076335.87786">
            <text:p>1374076335,87786</text:p>
          </table:table-cell>
          <table:table-cell table:formula="of:=[.$A12]/[.D12]" office:value-type="float" office:value="1800040000">
            <text:p>1800040000</text:p>
          </table:table-cell>
          <table:table-cell table:formula="of:=[.$A12]/[.E12]" office:value-type="float" office:value="1525457627.11864">
            <text:p>1525457627,11864</text:p>
          </table:table-cell>
        </table:table-row>
        <table:table-row table:style-name="ro1">
          <table:table-cell office:value-type="float" office:value="200004000">
            <text:p>200004000</text:p>
          </table:table-cell>
          <table:table-cell table:formula="of:=[.$A13]/[.B13]" office:value-type="float" office:value="1449304347.82609">
            <text:p>1449304347,82609</text:p>
          </table:table-cell>
          <table:table-cell table:formula="of:=[.$A13]/[.C13]" office:value-type="float" office:value="1360571428.57143">
            <text:p>1360571428,57143</text:p>
          </table:table-cell>
          <table:table-cell table:formula="of:=[.$A13]/[.D13]" office:value-type="float" office:value="1724172413.7931">
            <text:p>1724172413,7931</text:p>
          </table:table-cell>
          <table:table-cell table:formula="of:=[.$A13]/[.E13]" office:value-type="float" office:value="1680705882.35294">
            <text:p>1680705882,35294</text:p>
          </table:table-cell>
        </table:table-row>
        <table:table-row table:style-name="ro1">
          <table:table-cell office:value-type="float" office:value="220004000">
            <text:p>220004000</text:p>
          </table:table-cell>
          <table:table-cell table:formula="of:=[.$A14]/[.B14]" office:value-type="float" office:value="1496625850.34014">
            <text:p>1496625850,34014</text:p>
          </table:table-cell>
          <table:table-cell table:formula="of:=[.$A14]/[.C14]" office:value-type="float" office:value="1437934640.52288">
            <text:p>1437934640,52288</text:p>
          </table:table-cell>
          <table:table-cell table:formula="of:=[.$A14]/[.D14]" office:value-type="float" office:value="1666696969.69697">
            <text:p>1666696969,69697</text:p>
          </table:table-cell>
          <table:table-cell table:formula="of:=[.$A14]/[.E14]" office:value-type="float" office:value="1679419847.32824">
            <text:p>1679419847,32824</text:p>
          </table:table-cell>
        </table:table-row>
        <table:table-row table:style-name="ro1">
          <table:table-cell office:value-type="float" office:value="240004000">
            <text:p>240004000</text:p>
          </table:table-cell>
          <table:table-cell table:formula="of:=[.$A15]/[.B15]" office:value-type="float" office:value="1348337078.65169">
            <text:p>1348337078,65169</text:p>
          </table:table-cell>
          <table:table-cell table:formula="of:=[.$A15]/[.C15]" office:value-type="float" office:value="1428595238.09524">
            <text:p>1428595238,09524</text:p>
          </table:table-cell>
          <table:table-cell table:formula="of:=[.$A15]/[.D15]" office:value-type="float" office:value="1818212121.21212">
            <text:p>1818212121,21212</text:p>
          </table:table-cell>
          <table:table-cell table:formula="of:=[.$A15]/[.E15]" office:value-type="float" office:value="1739159420.28986">
            <text:p>1739159420,28986</text:p>
          </table:table-cell>
        </table:table-row>
        <table:table-row table:style-name="ro1">
          <table:table-cell office:value-type="float" office:value="260004000">
            <text:p>260004000</text:p>
          </table:table-cell>
          <table:table-cell table:formula="of:=[.$A16]/[.B16]" office:value-type="float" office:value="1460696629.21348">
            <text:p>1460696629,21348</text:p>
          </table:table-cell>
          <table:table-cell table:formula="of:=[.$A16]/[.C16]" office:value-type="float" office:value="1413065217.3913">
            <text:p>1413065217,3913</text:p>
          </table:table-cell>
          <table:table-cell table:formula="of:=[.$A16]/[.D16]" office:value-type="float" office:value="1699372549.01961">
            <text:p>1699372549,01961</text:p>
          </table:table-cell>
          <table:table-cell table:formula="of:=[.$A16]/[.E16]" office:value-type="float" office:value="1768734693.87755">
            <text:p>1768734693,87755</text:p>
          </table:table-cell>
        </table:table-row>
        <table:table-row table:style-name="ro1">
          <table:table-cell office:value-type="float" office:value="280004000">
            <text:p>280004000</text:p>
          </table:table-cell>
          <table:table-cell table:formula="of:=[.$A17]/[.B17]" office:value-type="float" office:value="1393054726.36816">
            <text:p>1393054726,36816</text:p>
          </table:table-cell>
          <table:table-cell table:formula="of:=[.$A17]/[.C17]" office:value-type="float" office:value="1400020000">
            <text:p>1400020000</text:p>
          </table:table-cell>
          <table:table-cell table:formula="of:=[.$A17]/[.D17]" office:value-type="float" office:value="1818207792.20779">
            <text:p>1818207792,20779</text:p>
          </table:table-cell>
          <table:table-cell table:formula="of:=[.$A17]/[.E17]" office:value-type="float" office:value="1728419753.08642">
            <text:p>1728419753,08642</text:p>
          </table:table-cell>
        </table:table-row>
        <table:table-row table:style-name="ro1">
          <table:table-cell office:value-type="float" office:value="300004000">
            <text:p>300004000</text:p>
          </table:table-cell>
          <table:table-cell table:formula="of:=[.$A18]/[.B18]" office:value-type="float" office:value="1500020000">
            <text:p>1500020000</text:p>
          </table:table-cell>
          <table:table-cell table:formula="of:=[.$A18]/[.C18]" office:value-type="float" office:value="1388907407.40741">
            <text:p>1388907407,40741</text:p>
          </table:table-cell>
          <table:table-cell table:formula="of:=[.$A18]/[.D18]" office:value-type="float" office:value="1840515337.42331">
            <text:p>1840515337,42331</text:p>
          </table:table-cell>
          <table:table-cell table:formula="of:=[.$A18]/[.E18]" office:value-type="float" office:value="1621643243.24324">
            <text:p>1621643243,24324</text:p>
          </table:table-cell>
        </table:table-row>
        <table:table-row table:style-name="ro1">
          <table:table-cell office:value-type="float" office:value="320004000">
            <text:p>320004000</text:p>
          </table:table-cell>
          <table:table-cell table:formula="of:=[.$A19]/[.B19]" office:value-type="float" office:value="1379327586.2069">
            <text:p>1379327586,2069</text:p>
          </table:table-cell>
          <table:table-cell table:formula="of:=[.$A19]/[.C19]" office:value-type="float" office:value="1488390697.67442">
            <text:p>1488390697,67442</text:p>
          </table:table-cell>
          <table:table-cell table:formula="of:=[.$A19]/[.D19]" office:value-type="float" office:value="1729751351.35135">
            <text:p>1729751351,35135</text:p>
          </table:table-cell>
          <table:table-cell table:formula="of:=[.$A19]/[.E19]" office:value-type="float" office:value="1729751351.35135">
            <text:p>1729751351,35135</text:p>
          </table:table-cell>
        </table:table-row>
        <table:table-row table:style-name="ro1">
          <table:table-cell office:value-type="float" office:value="340004000">
            <text:p>340004000</text:p>
          </table:table-cell>
          <table:table-cell table:formula="of:=[.$A20]/[.B20]" office:value-type="float" office:value="1471878787.87879">
            <text:p>1471878787,87879</text:p>
          </table:table-cell>
          <table:table-cell table:formula="of:=[.$A20]/[.C20]" office:value-type="float" office:value="1422610878.66109">
            <text:p>1422610878,66109</text:p>
          </table:table-cell>
          <table:table-cell table:formula="of:=[.$A20]/[.D20]" office:value-type="float" office:value="1700020000">
            <text:p>1700020000</text:p>
          </table:table-cell>
          <table:table-cell table:formula="of:=[.$A20]/[.E20]" office:value-type="float" office:value="1700020000">
            <text:p>1700020000</text:p>
          </table:table-cell>
        </table:table-row>
        <table:table-row table:style-name="ro1">
          <table:table-cell office:value-type="float" office:value="360004000">
            <text:p>360004000</text:p>
          </table:table-cell>
          <table:table-cell table:formula="of:=[.$A21]/[.B21]" office:value-type="float" office:value="1457506072.87449">
            <text:p>1457506072,87449</text:p>
          </table:table-cell>
          <table:table-cell table:formula="of:=[.$A21]/[.C21]" office:value-type="float" office:value="1422940711.46245">
            <text:p>1422940711,46245</text:p>
          </table:table-cell>
          <table:table-cell table:formula="of:=[.$A21]/[.D21]" office:value-type="float" office:value="1666685185.18519">
            <text:p>1666685185,18519</text:p>
          </table:table-cell>
          <table:table-cell table:formula="of:=[.$A21]/[.E21]" office:value-type="float" office:value="1800020000">
            <text:p>1800020000</text:p>
          </table:table-cell>
        </table:table-row>
        <table:table-row table:style-name="ro1">
          <table:table-cell office:value-type="float" office:value="380004000">
            <text:p>380004000</text:p>
          </table:table-cell>
          <table:table-cell table:formula="of:=[.$A22]/[.B22]" office:value-type="float" office:value="1412654275.09294">
            <text:p>1412654275,09294</text:p>
          </table:table-cell>
          <table:table-cell table:formula="of:=[.$A22]/[.C22]" office:value-type="float" office:value="1501992094.86166">
            <text:p>1501992094,86166</text:p>
          </table:table-cell>
          <table:table-cell table:formula="of:=[.$A22]/[.D22]" office:value-type="float" office:value="1645038961.03896">
            <text:p>1645038961,03896</text:p>
          </table:table-cell>
          <table:table-cell table:formula="of:=[.$A22]/[.E22]" office:value-type="float" office:value="1759277777.77778">
            <text:p>1759277777,77778</text:p>
          </table:table-cell>
        </table:table-row>
        <table:table-row table:style-name="ro1">
          <table:table-cell office:value-type="float" office:value="400004000">
            <text:p>400004000</text:p>
          </table:table-cell>
          <table:table-cell table:formula="of:=[.$A23]/[.B23]" office:value-type="float" office:value="1487003717.47212">
            <text:p>1487003717,47212</text:p>
          </table:table-cell>
          <table:table-cell table:formula="of:=[.$A23]/[.C23]" office:value-type="float" office:value="1433706093.18996">
            <text:p>1433706093,18996</text:p>
          </table:table-cell>
          <table:table-cell table:formula="of:=[.$A23]/[.D23]" office:value-type="float" office:value="1687780590.7173">
            <text:p>1687780590,7173</text:p>
          </table:table-cell>
          <table:table-cell table:formula="of:=[.$A23]/[.E23]" office:value-type="float" office:value="1731619047.61905">
            <text:p>1731619047,61905</text:p>
          </table:table-cell>
        </table:table-row>
        <table:table-row table:style-name="ro1">
          <table:table-cell office:value-type="float" office:value="420004000">
            <text:p>420004000</text:p>
          </table:table-cell>
          <table:table-cell table:formula="of:=[.$A24]/[.B24]" office:value-type="float" office:value="1400013333.33333">
            <text:p>1400013333,33333</text:p>
          </table:table-cell>
          <table:table-cell table:formula="of:=[.$A24]/[.C24]" office:value-type="float" office:value="1473698245.61404">
            <text:p>1473698245,61404</text:p>
          </table:table-cell>
          <table:table-cell table:formula="of:=[.$A24]/[.D24]" office:value-type="float" office:value="1660094861.66008">
            <text:p>1660094861,66008</text:p>
          </table:table-cell>
          <table:table-cell table:formula="of:=[.$A24]/[.E24]" office:value-type="float" office:value="1700421052.63158">
            <text:p>1700421052,63158</text:p>
          </table:table-cell>
        </table:table-row>
        <table:table-row table:style-name="ro1">
          <table:table-cell office:value-type="float" office:value="440004000">
            <text:p>440004000</text:p>
          </table:table-cell>
          <table:table-cell table:formula="of:=[.$A25]/[.B25]" office:value-type="float" office:value="1388025236.59306">
            <text:p>1388025236,59306</text:p>
          </table:table-cell>
          <table:table-cell table:formula="of:=[.$A25]/[.C25]" office:value-type="float" office:value="1466680000">
            <text:p>1466680000</text:p>
          </table:table-cell>
          <table:table-cell table:formula="of:=[.$A25]/[.D25]" office:value-type="float" office:value="1732299212.59843">
            <text:p>1732299212,59843</text:p>
          </table:table-cell>
          <table:table-cell table:formula="of:=[.$A25]/[.E25]" office:value-type="float" office:value="1654150375.93985">
            <text:p>1654150375,93985</text:p>
          </table:table-cell>
        </table:table-row>
        <table:table-row table:style-name="ro1">
          <table:table-cell office:value-type="float" office:value="460004000">
            <text:p>460004000</text:p>
          </table:table-cell>
          <table:table-cell table:formula="of:=[.$A26]/[.B26]" office:value-type="float" office:value="1455708860.75949">
            <text:p>1455708860,75949</text:p>
          </table:table-cell>
          <table:table-cell table:formula="of:=[.$A26]/[.C26]" office:value-type="float" office:value="1424160990.71207">
            <text:p>1424160990,71207</text:p>
          </table:table-cell>
          <table:table-cell table:formula="of:=[.$A26]/[.D26]" office:value-type="float" office:value="1660664259.9278">
            <text:p>1660664259,9278</text:p>
          </table:table-cell>
          <table:table-cell table:formula="of:=[.$A26]/[.E26]" office:value-type="float" office:value="1703718518.51852">
            <text:p>1703718518,51852</text:p>
          </table:table-cell>
        </table:table-row>
        <table:table-row table:style-name="ro1">
          <table:table-cell office:value-type="float" office:value="480004000">
            <text:p>480004000</text:p>
          </table:table-cell>
          <table:table-cell table:formula="of:=[.$A27]/[.B27]" office:value-type="float" office:value="1445795180.72289">
            <text:p>1445795180,72289</text:p>
          </table:table-cell>
          <table:table-cell table:formula="of:=[.$A27]/[.C27]" office:value-type="float" office:value="1424344213.64985">
            <text:p>1424344213,64985</text:p>
          </table:table-cell>
          <table:table-cell table:formula="of:=[.$A27]/[.D27]" office:value-type="float" office:value="1726633093.52518">
            <text:p>1726633093,52518</text:p>
          </table:table-cell>
          <table:table-cell table:formula="of:=[.$A27]/[.E27]" office:value-type="float" office:value="1690154929.57747">
            <text:p>1690154929,57747</text:p>
          </table:table-cell>
        </table:table-row>
        <table:table-row table:style-name="ro1">
          <table:table-cell office:value-type="float" office:value="500004000">
            <text:p>500004000</text:p>
          </table:table-cell>
          <table:table-cell table:formula="of:=[.$A28]/[.B28]" office:value-type="float" office:value="1436793103.44828">
            <text:p>1436793103,44828</text:p>
          </table:table-cell>
          <table:table-cell table:formula="of:=[.$A28]/[.C28]" office:value-type="float" office:value="1424512820.51282">
            <text:p>1424512820,51282</text:p>
          </table:table-cell>
          <table:table-cell table:formula="of:=[.$A28]/[.D28]" office:value-type="float" office:value="1785728571.42857">
            <text:p>1785728571,42857</text:p>
          </table:table-cell>
          <table:table-cell table:formula="of:=[.$A28]/[.E28]" office:value-type="float" office:value="1754400000">
            <text:p>1754400000</text:p>
          </table:table-cell>
        </table:table-row>
        <table:table-row table:style-name="ro1">
          <table:table-cell office:value-type="float" office:value="520004000">
            <text:p>520004000</text:p>
          </table:table-cell>
          <table:table-cell table:formula="of:=[.$A29]/[.B29]" office:value-type="float" office:value="1432517906.33609">
            <text:p>1432517906,33609</text:p>
          </table:table-cell>
          <table:table-cell table:formula="of:=[.$A29]/[.C29]" office:value-type="float" office:value="1468937853.10734">
            <text:p>1468937853,10734</text:p>
          </table:table-cell>
          <table:table-cell table:formula="of:=[.$A29]/[.D29]" office:value-type="float" office:value="1733346666.66667">
            <text:p>1733346666,66667</text:p>
          </table:table-cell>
          <table:table-cell table:formula="of:=[.$A29]/[.E29]" office:value-type="float" office:value="1727588039.86711">
            <text:p>1727588039,86711</text:p>
          </table:table-cell>
        </table:table-row>
        <table:table-row table:style-name="ro1">
          <table:table-cell office:value-type="float" office:value="540004000">
            <text:p>540004000</text:p>
          </table:table-cell>
          <table:table-cell table:formula="of:=[.$A30]/[.B30]" office:value-type="float" office:value="1413623036.64921">
            <text:p>1413623036,64921</text:p>
          </table:table-cell>
          <table:table-cell table:formula="of:=[.$A30]/[.C30]" office:value-type="float" office:value="1471400544.95913">
            <text:p>1471400544,95913</text:p>
          </table:table-cell>
          <table:table-cell table:formula="of:=[.$A30]/[.D30]" office:value-type="float" office:value="1708873417.72152">
            <text:p>1708873417,72152</text:p>
          </table:table-cell>
          <table:table-cell table:formula="of:=[.$A30]/[.E30]" office:value-type="float" office:value="1692802507.83699">
            <text:p>1692802507,83699</text:p>
          </table:table-cell>
        </table:table-row>
        <table:table-row table:style-name="ro1">
          <table:table-cell office:value-type="float" office:value="560004000">
            <text:p>560004000</text:p>
          </table:table-cell>
          <table:table-cell table:formula="of:=[.$A31]/[.B31]" office:value-type="float" office:value="1396518703.2419">
            <text:p>1396518703,2419</text:p>
          </table:table-cell>
          <table:table-cell table:formula="of:=[.$A31]/[.C31]" office:value-type="float" office:value="1417731645.56962">
            <text:p>1417731645,56962</text:p>
          </table:table-cell>
          <table:table-cell table:formula="of:=[.$A31]/[.D31]" office:value-type="float" office:value="1750012500">
            <text:p>1750012500</text:p>
          </table:table-cell>
          <table:table-cell table:formula="of:=[.$A31]/[.E31]" office:value-type="float" office:value="1772164556.96203">
            <text:p>1772164556,96203</text:p>
          </table:table-cell>
        </table:table-row>
        <table:table-row table:style-name="ro1">
          <table:table-cell office:value-type="float" office:value="580004000">
            <text:p>580004000</text:p>
          </table:table-cell>
          <table:table-cell table:formula="of:=[.$A32]/[.B32]" office:value-type="float" office:value="1394240384.61538">
            <text:p>1394240384,61538</text:p>
          </table:table-cell>
          <table:table-cell table:formula="of:=[.$A32]/[.C32]" office:value-type="float" office:value="1446394014.96259">
            <text:p>1446394014,96259</text:p>
          </table:table-cell>
          <table:table-cell table:formula="of:=[.$A32]/[.D32]" office:value-type="float" office:value="1721080118.69436">
            <text:p>1721080118,69436</text:p>
          </table:table-cell>
          <table:table-cell table:formula="of:=[.$A32]/[.E32]" office:value-type="float" office:value="1752277945.61934">
            <text:p>1752277945,61934</text:p>
          </table:table-cell>
        </table:table-row>
        <table:table-row table:style-name="ro1">
          <table:table-cell office:value-type="float" office:value="600004000">
            <text:p>600004000</text:p>
          </table:table-cell>
          <table:table-cell table:formula="of:=[.$A33]/[.B33]" office:value-type="float" office:value="1392120649.65197">
            <text:p>1392120649,65197</text:p>
          </table:table-cell>
          <table:table-cell table:formula="of:=[.$A33]/[.C33]" office:value-type="float" office:value="1442317307.69231">
            <text:p>1442317307,69231</text:p>
          </table:table-cell>
          <table:table-cell table:formula="of:=[.$A33]/[.D33]" office:value-type="float" office:value="1775159763.31361">
            <text:p>1775159763,31361</text:p>
          </table:table-cell>
          <table:table-cell table:formula="of:=[.$A33]/[.E33]" office:value-type="float" office:value="1729118155.6196">
            <text:p>1729118155,6196</text:p>
          </table:table-cell>
        </table:table-row>
        <table:table-row table:style-name="ro1">
          <table:table-cell office:value-type="float" office:value="620004000">
            <text:p>620004000</text:p>
          </table:table-cell>
          <table:table-cell table:formula="of:=[.$A34]/[.B34]" office:value-type="float" office:value="1435194444.44444">
            <text:p>1435194444,44444</text:p>
          </table:table-cell>
          <table:table-cell table:formula="of:=[.$A34]/[.C34]" office:value-type="float" office:value="1469203791.46919">
            <text:p>1469203791,46919</text:p>
          </table:table-cell>
          <table:table-cell table:formula="of:=[.$A34]/[.D34]" office:value-type="float" office:value="1708000000">
            <text:p>1708000000</text:p>
          </table:table-cell>
          <table:table-cell table:formula="of:=[.$A34]/[.E34]" office:value-type="float" office:value="1680227642.27642">
            <text:p>1680227642,27642</text:p>
          </table:table-cell>
        </table:table-row>
        <table:table-row table:style-name="ro1">
          <table:table-cell office:value-type="float" office:value="640004000">
            <text:p>640004000</text:p>
          </table:table-cell>
          <table:table-cell table:formula="of:=[.$A35]/[.B35]" office:value-type="float" office:value="1409700440.52863">
            <text:p>1409700440,52863</text:p>
          </table:table-cell>
          <table:table-cell table:formula="of:=[.$A35]/[.C35]" office:value-type="float" office:value="1431776286.35347">
            <text:p>1431776286,35347</text:p>
          </table:table-cell>
          <table:table-cell table:formula="of:=[.$A35]/[.D35]" office:value-type="float" office:value="1729740540.54054">
            <text:p>1729740540,54054</text:p>
          </table:table-cell>
          <table:table-cell table:formula="of:=[.$A35]/[.E35]" office:value-type="float" office:value="1739141304.34783">
            <text:p>1739141304,34783</text:p>
          </table:table-cell>
        </table:table-row>
        <table:table-row table:style-name="ro1">
          <table:table-cell office:value-type="float" office:value="660004000">
            <text:p>660004000</text:p>
          </table:table-cell>
          <table:table-cell table:formula="of:=[.$A36]/[.B36]" office:value-type="float" office:value="1404263829.78723">
            <text:p>1404263829,78723</text:p>
          </table:table-cell>
          <table:table-cell table:formula="of:=[.$A36]/[.C36]" office:value-type="float" office:value="1473223214.28571">
            <text:p>1473223214,28571</text:p>
          </table:table-cell>
          <table:table-cell table:formula="of:=[.$A36]/[.D36]" office:value-type="float" office:value="1718760416.66667">
            <text:p>1718760416,66667</text:p>
          </table:table-cell>
          <table:table-cell table:formula="of:=[.$A36]/[.E36]" office:value-type="float" office:value="1714296103.8961">
            <text:p>1714296103,8961</text:p>
          </table:table-cell>
        </table:table-row>
        <table:table-row table:style-name="ro1">
          <table:table-cell office:value-type="float" office:value="680004000">
            <text:p>680004000</text:p>
          </table:table-cell>
          <table:table-cell table:formula="of:=[.$A37]/[.B37]" office:value-type="float" office:value="1422602510.46025">
            <text:p>1422602510,46025</text:p>
          </table:table-cell>
          <table:table-cell table:formula="of:=[.$A37]/[.C37]" office:value-type="float" office:value="1449901918.97655">
            <text:p>1449901918,97655</text:p>
          </table:table-cell>
          <table:table-cell table:formula="of:=[.$A37]/[.D37]" office:value-type="float" office:value="1700010000">
            <text:p>1700010000</text:p>
          </table:table-cell>
          <table:table-cell table:formula="of:=[.$A37]/[.E37]" office:value-type="float" office:value="1770843750">
            <text:p>1770843750</text:p>
          </table:table-cell>
        </table:table-row>
        <table:table-row table:style-name="ro1">
          <table:table-cell office:value-type="float" office:value="700004000">
            <text:p>700004000</text:p>
          </table:table-cell>
          <table:table-cell table:formula="of:=[.$A38]/[.B38]" office:value-type="float" office:value="1402813627.25451">
            <text:p>1402813627,25451</text:p>
          </table:table-cell>
          <table:table-cell table:formula="of:=[.$A38]/[.C38]" office:value-type="float" office:value="1443307216.49485">
            <text:p>1443307216,49485</text:p>
          </table:table-cell>
          <table:table-cell table:formula="of:=[.$A38]/[.D38]" office:value-type="float" office:value="1745645885.28678">
            <text:p>1745645885,28678</text:p>
          </table:table-cell>
          <table:table-cell table:formula="of:=[.$A38]/[.E38]" office:value-type="float" office:value="1682701923.07692">
            <text:p>1682701923,07692</text:p>
          </table:table-cell>
        </table:table-row>
        <table:table-row table:style-name="ro1">
          <table:table-cell office:value-type="float" office:value="720004000">
            <text:p>720004000</text:p>
          </table:table-cell>
          <table:table-cell table:formula="of:=[.$A39]/[.B39]" office:value-type="float" office:value="1392657640.23211">
            <text:p>1392657640,23211</text:p>
          </table:table-cell>
          <table:table-cell table:formula="of:=[.$A39]/[.C39]" office:value-type="float" office:value="1437133732.53493">
            <text:p>1437133732,53493</text:p>
          </table:table-cell>
          <table:table-cell table:formula="of:=[.$A39]/[.D39]" office:value-type="float" office:value="1734949397.59036">
            <text:p>1734949397,59036</text:p>
          </table:table-cell>
          <table:table-cell table:formula="of:=[.$A39]/[.E39]" office:value-type="float" office:value="1730778846.15385">
            <text:p>1730778846,15385</text:p>
          </table:table-cell>
        </table:table-row>
        <table:table-row table:style-name="ro1">
          <table:table-cell/>
          <table:table-cell table:style-name="ce1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1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1:52:06.68</dc:date>
    <dc:creator>sa sa</dc:creator>
    <meta:generator>OpenOffice/4.1.3$Win32 OpenOffice.org_project/413m1$Build-9783</meta:generator>
    <meta:editing-duration>PT18M18S</meta:editing-duration>
    <meta:editing-cycles>5</meta:editing-cycles>
    <meta:document-statistic meta:table-count="1" meta:cell-count="3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ffffc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62cm" svg:height="12.149cm" xlink:href=".." xlink:type="simple" chart:class="chart:scatter" chart:style-name="ch1">
        <chart:title svg:x="6.019cm" svg:y="0.378cm" chart:style-name="ch2">
          <text:p>time = f(Bytes)</text:p>
        </chart:title>
        <chart:legend chart:legend-position="end" svg:x="9.749cm" svg:y="4.502cm" style:legend-expansion="high" chart:style-name="ch3"/>
        <chart:plot-area chart:style-name="ch4" table:cell-range-address="Feuille1.A2:Feuille1.E39" chart:data-source-has-labels="row" svg:x="1.339cm" svg:y="1.883cm" svg:width="7.808cm" svg:height="9.016cm">
          <chartooo:coordinate-region svg:x="2.08cm" svg:y="2.096cm" svg:width="6.324cm" svg:height="8.13cm"/>
          <chart:axis chart:dimension="x" chart:name="primary-x" chart:style-name="ch5">
            <chart:title svg:x="4.352cm" svg:y="11.142cm" chart:style-name="ch6">
              <text:p>Size (bytes)</text:p>
            </chart:title>
          </chart:axis>
          <chart:axis chart:dimension="y" chart:name="primary-y" chart:style-name="ch7">
            <chart:title svg:x="0.451cm" svg:y="7.057cm" chart:style-name="ch8">
              <text:p>Time (s)</text:p>
            </chart:title>
            <chart:grid chart:style-name="ch9" chart:class="major"/>
          </chart:axis>
          <chart:series chart:style-name="ch10" chart:values-cell-range-address="Feuille1.B3:Feuille1.B39" chart:label-cell-address="Feuille1.B2:Feuille1.B2" chart:class="chart:scatter">
            <chart:domain table:cell-range-address="Feuille1.A3:Feuille1.A39"/>
            <chart:data-point chart:repeated="37"/>
          </chart:series>
          <chart:series chart:style-name="ch11" chart:values-cell-range-address="Feuille1.C3:Feuille1.C39" chart:label-cell-address="Feuille1.C2:Feuille1.C2" chart:class="chart:scatter">
            <chart:data-point chart:repeated="37"/>
          </chart:series>
          <chart:series chart:style-name="ch12" chart:values-cell-range-address="Feuille1.D3:Feuille1.D39" chart:label-cell-address="Feuille1.D2:Feuille1.D2" chart:class="chart:scatter">
            <chart:data-point chart:repeated="37"/>
          </chart:series>
          <chart:series chart:style-name="ch13" chart:values-cell-range-address="Feuille1.E3:Feuille1.E39" chart:label-cell-address="Feuille1.E2:Feuille1.E2" chart:class="chart:scatter">
            <chart:regression-curve chart:style-name="ch14">
              <chart:equation svg:x="9.341cm" svg:y="2.65cm"/>
            </chart:regression-curve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 Upload time (s) </text:p>
                <draw:g>
                  <svg:desc>Feuille1.B2:Feuille1.B2</svg:desc>
                </draw:g>
              </table:table-cell>
              <table:table-cell office:value-type="string">
                <text:p> Download time (s) </text:p>
                <draw:g>
                  <svg:desc>Feuille1.C2:Feuille1.C2</svg:desc>
                </draw:g>
              </table:table-cell>
              <table:table-cell office:value-type="string">
                <text:p> Upload time pinned (s) </text:p>
                <draw:g>
                  <svg:desc>Feuille1.D2:Feuille1.D2</svg:desc>
                </draw:g>
              </table:table-cell>
              <table:table-cell office:value-type="string">
                <text:p> Download time pinned (s)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Feuille1.A3:Feuille1.A39</svg:desc>
                </draw:g>
              </table:table-cell>
              <table:table-cell office:value-type="float" office:value="0">
                <text:p>0</text:p>
                <draw:g>
                  <svg:desc>Feuille1.B3:Feuille1.B39</svg:desc>
                </draw:g>
              </table:table-cell>
              <table:table-cell office:value-type="float" office:value="0">
                <text:p>0</text:p>
                <draw:g>
                  <svg:desc>Feuille1.C3:Feuille1.C39</svg:desc>
                </draw:g>
              </table:table-cell>
              <table:table-cell office:value-type="float" office:value="0">
                <text:p>0</text:p>
                <draw:g>
                  <svg:desc>Feuille1.D3:Feuille1.D39</svg:desc>
                </draw:g>
              </table:table-cell>
              <table:table-cell office:value-type="float" office:value="0">
                <text:p>0</text:p>
                <draw:g>
                  <svg:desc>Feuille1.E3:Feuille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4000">
                <text:p>2000400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4000">
                <text:p>40004000</text:p>
              </table:table-cell>
              <table:table-cell office:value-type="float" office:value="0.031">
                <text:p>0.031</text:p>
              </table:table-cell>
              <table:table-cell office:value-type="float" office:value="0.016">
                <text:p>0.016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4000">
                <text:p>60004000</text:p>
              </table:table-cell>
              <table:table-cell office:value-type="float" office:value="0.031">
                <text:p>0.031</text:p>
              </table:table-cell>
              <table:table-cell office:value-type="float" office:value="0.053">
                <text:p>0.053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4000">
                <text:p>80004000</text:p>
              </table:table-cell>
              <table:table-cell office:value-type="float" office:value="0.069">
                <text:p>0.069</text:p>
              </table:table-cell>
              <table:table-cell office:value-type="float" office:value="0.053">
                <text:p>0.053</text:p>
              </table:table-cell>
              <table:table-cell office:value-type="float" office:value="0.047">
                <text:p>0.04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4000">
                <text:p>100004000</text:p>
              </table:table-cell>
              <table:table-cell office:value-type="float" office:value="0.068">
                <text:p>0.068</text:p>
              </table:table-cell>
              <table:table-cell office:value-type="float" office:value="0.063">
                <text:p>0.063</text:p>
              </table:table-cell>
              <table:table-cell office:value-type="float" office:value="0.069">
                <text:p>0.06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4000">
                <text:p>120004000</text:p>
              </table:table-cell>
              <table:table-cell office:value-type="float" office:value="0.084">
                <text:p>0.084</text:p>
              </table:table-cell>
              <table:table-cell office:value-type="float" office:value="0.085">
                <text:p>0.085</text:p>
              </table:table-cell>
              <table:table-cell office:value-type="float" office:value="0.068">
                <text:p>0.068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4000">
                <text:p>140004000</text:p>
              </table:table-cell>
              <table:table-cell office:value-type="float" office:value="0.1">
                <text:p>0.1</text:p>
              </table:table-cell>
              <table:table-cell office:value-type="float" office:value="0.099">
                <text:p>0.099</text:p>
              </table:table-cell>
              <table:table-cell office:value-type="float" office:value="0.085">
                <text:p>0.08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4000">
                <text:p>160004000</text:p>
              </table:table-cell>
              <table:table-cell office:value-type="float" office:value="0.115">
                <text:p>0.115</text:p>
              </table:table-cell>
              <table:table-cell office:value-type="float" office:value="0.101">
                <text:p>0.101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4000">
                <text:p>180004000</text:p>
              </table:table-cell>
              <table:table-cell office:value-type="float" office:value="0.116">
                <text:p>0.116</text:p>
              </table:table-cell>
              <table:table-cell office:value-type="float" office:value="0.131">
                <text:p>0.131</text:p>
              </table:table-cell>
              <table:table-cell office:value-type="float" office:value="0.1">
                <text:p>0.1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4000">
                <text:p>200004000</text:p>
              </table:table-cell>
              <table:table-cell office:value-type="float" office:value="0.138">
                <text:p>0.138</text:p>
              </table:table-cell>
              <table:table-cell office:value-type="float" office:value="0.147">
                <text:p>0.147</text:p>
              </table:table-cell>
              <table:table-cell office:value-type="float" office:value="0.116">
                <text:p>0.11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04000">
                <text:p>220004000</text:p>
              </table:table-cell>
              <table:table-cell office:value-type="float" office:value="0.147">
                <text:p>0.147</text:p>
              </table:table-cell>
              <table:table-cell office:value-type="float" office:value="0.153">
                <text:p>0.153</text:p>
              </table:table-cell>
              <table:table-cell office:value-type="float" office:value="0.132">
                <text:p>0.13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04000">
                <text:p>240004000</text:p>
              </table:table-cell>
              <table:table-cell office:value-type="float" office:value="0.178">
                <text:p>0.178</text:p>
              </table:table-cell>
              <table:table-cell office:value-type="float" office:value="0.168">
                <text:p>0.168</text:p>
              </table:table-cell>
              <table:table-cell office:value-type="float" office:value="0.132">
                <text:p>0.13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04000">
                <text:p>260004000</text:p>
              </table:table-cell>
              <table:table-cell office:value-type="float" office:value="0.178">
                <text:p>0.178</text:p>
              </table:table-cell>
              <table:table-cell office:value-type="float" office:value="0.184">
                <text:p>0.184</text:p>
              </table:table-cell>
              <table:table-cell office:value-type="float" office:value="0.153">
                <text:p>0.153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04000">
                <text:p>280004000</text:p>
              </table:table-cell>
              <table:table-cell office:value-type="float" office:value="0.201">
                <text:p>0.201</text:p>
              </table:table-cell>
              <table:table-cell office:value-type="float" office:value="0.2">
                <text:p>0.2</text:p>
              </table:table-cell>
              <table:table-cell office:value-type="float" office:value="0.154">
                <text:p>0.154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4000">
                <text:p>300004000</text:p>
              </table:table-cell>
              <table:table-cell office:value-type="float" office:value="0.2">
                <text:p>0.2</text:p>
              </table:table-cell>
              <table:table-cell office:value-type="float" office:value="0.216">
                <text:p>0.216</text:p>
              </table:table-cell>
              <table:table-cell office:value-type="float" office:value="0.163">
                <text:p>0.16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04000">
                <text:p>320004000</text:p>
              </table:table-cell>
              <table:table-cell office:value-type="float" office:value="0.232">
                <text:p>0.232</text:p>
              </table:table-cell>
              <table:table-cell office:value-type="float" office:value="0.215">
                <text:p>0.215</text:p>
              </table:table-cell>
              <table:table-cell office:value-type="float" office:value="0.185">
                <text:p>0.18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04000">
                <text:p>340004000</text:p>
              </table:table-cell>
              <table:table-cell office:value-type="float" office:value="0.231">
                <text:p>0.231</text:p>
              </table:table-cell>
              <table:table-cell office:value-type="float" office:value="0.239">
                <text:p>0.23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04000">
                <text:p>360004000</text:p>
              </table:table-cell>
              <table:table-cell office:value-type="float" office:value="0.247">
                <text:p>0.247</text:p>
              </table:table-cell>
              <table:table-cell office:value-type="float" office:value="0.253">
                <text:p>0.253</text:p>
              </table:table-cell>
              <table:table-cell office:value-type="float" office:value="0.216">
                <text:p>0.2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04000">
                <text:p>380004000</text:p>
              </table:table-cell>
              <table:table-cell office:value-type="float" office:value="0.269">
                <text:p>0.269</text:p>
              </table:table-cell>
              <table:table-cell office:value-type="float" office:value="0.253">
                <text:p>0.253</text:p>
              </table:table-cell>
              <table:table-cell office:value-type="float" office:value="0.231">
                <text:p>0.231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04000">
                <text:p>400004000</text:p>
              </table:table-cell>
              <table:table-cell office:value-type="float" office:value="0.269">
                <text:p>0.269</text:p>
              </table:table-cell>
              <table:table-cell office:value-type="float" office:value="0.279">
                <text:p>0.279</text:p>
              </table:table-cell>
              <table:table-cell office:value-type="float" office:value="0.237">
                <text:p>0.237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04000">
                <text:p>420004000</text:p>
              </table:table-cell>
              <table:table-cell office:value-type="float" office:value="0.3">
                <text:p>0.3</text:p>
              </table:table-cell>
              <table:table-cell office:value-type="float" office:value="0.285">
                <text:p>0.285</text:p>
              </table:table-cell>
              <table:table-cell office:value-type="float" office:value="0.253">
                <text:p>0.253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04000">
                <text:p>440004000</text:p>
              </table:table-cell>
              <table:table-cell office:value-type="float" office:value="0.317">
                <text:p>0.317</text:p>
              </table:table-cell>
              <table:table-cell office:value-type="float" office:value="0.3">
                <text:p>0.3</text:p>
              </table:table-cell>
              <table:table-cell office:value-type="float" office:value="0.254">
                <text:p>0.25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04000">
                <text:p>460004000</text:p>
              </table:table-cell>
              <table:table-cell office:value-type="float" office:value="0.316">
                <text:p>0.316</text:p>
              </table:table-cell>
              <table:table-cell office:value-type="float" office:value="0.323">
                <text:p>0.323</text:p>
              </table:table-cell>
              <table:table-cell office:value-type="float" office:value="0.277">
                <text:p>0.27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04000">
                <text:p>480004000</text:p>
              </table:table-cell>
              <table:table-cell office:value-type="float" office:value="0.332">
                <text:p>0.332</text:p>
              </table:table-cell>
              <table:table-cell office:value-type="float" office:value="0.337">
                <text:p>0.337</text:p>
              </table:table-cell>
              <table:table-cell office:value-type="float" office:value="0.278">
                <text:p>0.278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04000">
                <text:p>500004000</text:p>
              </table:table-cell>
              <table:table-cell office:value-type="float" office:value="0.348">
                <text:p>0.348</text:p>
              </table:table-cell>
              <table:table-cell office:value-type="float" office:value="0.351">
                <text:p>0.351</text:p>
              </table:table-cell>
              <table:table-cell office:value-type="float" office:value="0.28">
                <text:p>0.28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04000">
                <text:p>520004000</text:p>
              </table:table-cell>
              <table:table-cell office:value-type="float" office:value="0.363">
                <text:p>0.363</text:p>
              </table:table-cell>
              <table:table-cell office:value-type="float" office:value="0.354">
                <text:p>0.354</text:p>
              </table:table-cell>
              <table:table-cell office:value-type="float" office:value="0.3">
                <text:p>0.3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04000">
                <text:p>540004000</text:p>
              </table:table-cell>
              <table:table-cell office:value-type="float" office:value="0.382">
                <text:p>0.382</text:p>
              </table:table-cell>
              <table:table-cell office:value-type="float" office:value="0.367">
                <text:p>0.367</text:p>
              </table:table-cell>
              <table:table-cell office:value-type="float" office:value="0.316">
                <text:p>0.316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04000">
                <text:p>560004000</text:p>
              </table:table-cell>
              <table:table-cell office:value-type="float" office:value="0.401">
                <text:p>0.401</text:p>
              </table:table-cell>
              <table:table-cell office:value-type="float" office:value="0.395">
                <text:p>0.395</text:p>
              </table:table-cell>
              <table:table-cell office:value-type="float" office:value="0.32">
                <text:p>0.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04000">
                <text:p>580004000</text:p>
              </table:table-cell>
              <table:table-cell office:value-type="float" office:value="0.416">
                <text:p>0.416</text:p>
              </table:table-cell>
              <table:table-cell office:value-type="float" office:value="0.401">
                <text:p>0.401</text:p>
              </table:table-cell>
              <table:table-cell office:value-type="float" office:value="0.337">
                <text:p>0.337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04000">
                <text:p>600004000</text:p>
              </table:table-cell>
              <table:table-cell office:value-type="float" office:value="0.431">
                <text:p>0.431</text:p>
              </table:table-cell>
              <table:table-cell office:value-type="float" office:value="0.416">
                <text:p>0.416</text:p>
              </table:table-cell>
              <table:table-cell office:value-type="float" office:value="0.338">
                <text:p>0.338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04000">
                <text:p>620004000</text:p>
              </table:table-cell>
              <table:table-cell office:value-type="float" office:value="0.432">
                <text:p>0.432</text:p>
              </table:table-cell>
              <table:table-cell office:value-type="float" office:value="0.422">
                <text:p>0.422</text:p>
              </table:table-cell>
              <table:table-cell office:value-type="float" office:value="0.363">
                <text:p>0.363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04000">
                <text:p>640004000</text:p>
              </table:table-cell>
              <table:table-cell office:value-type="float" office:value="0.454">
                <text:p>0.454</text:p>
              </table:table-cell>
              <table:table-cell office:value-type="float" office:value="0.447">
                <text:p>0.447</text:p>
              </table:table-cell>
              <table:table-cell office:value-type="float" office:value="0.37">
                <text:p>0.37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04000">
                <text:p>660004000</text:p>
              </table:table-cell>
              <table:table-cell office:value-type="float" office:value="0.47">
                <text:p>0.47</text:p>
              </table:table-cell>
              <table:table-cell office:value-type="float" office:value="0.448">
                <text:p>0.448</text:p>
              </table:table-cell>
              <table:table-cell office:value-type="float" office:value="0.384">
                <text:p>0.384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04000">
                <text:p>680004000</text:p>
              </table:table-cell>
              <table:table-cell office:value-type="float" office:value="0.478">
                <text:p>0.478</text:p>
              </table:table-cell>
              <table:table-cell office:value-type="float" office:value="0.469">
                <text:p>0.469</text:p>
              </table:table-cell>
              <table:table-cell office:value-type="float" office:value="0.4">
                <text:p>0.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04000">
                <text:p>700004000</text:p>
              </table:table-cell>
              <table:table-cell office:value-type="float" office:value="0.499">
                <text:p>0.499</text:p>
              </table:table-cell>
              <table:table-cell office:value-type="float" office:value="0.485">
                <text:p>0.485</text:p>
              </table:table-cell>
              <table:table-cell office:value-type="float" office:value="0.401">
                <text:p>0.401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04000">
                <text:p>720004000</text:p>
              </table:table-cell>
              <table:table-cell office:value-type="float" office:value="0.517">
                <text:p>0.517</text:p>
              </table:table-cell>
              <table:table-cell office:value-type="float" office:value="0.501">
                <text:p>0.501</text:p>
              </table:table-cell>
              <table:table-cell office:value-type="float" office:value="0.415">
                <text:p>0.415</text:p>
              </table:table-cell>
              <table:table-cell office:value-type="float" office:value="0.416">
                <text:p>0.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31cm" svg:height="12.819cm" xlink:href=".." xlink:type="simple" chart:class="chart:scatter" chart:style-name="ch1">
        <chart:title svg:x="8.353cm" svg:y="0.392cm" chart:style-name="ch2">
          <text:p>Throuput = f(Bytes)</text:p>
        </chart:title>
        <chart:legend chart:legend-position="end" svg:x="15.318cm" svg:y="5.311cm" style:legend-expansion="high" chart:style-name="ch3"/>
        <chart:plot-area chart:style-name="ch4" table:cell-range-address="Feuille1.A47:Feuille1.E82" chart:data-source-has-labels="row" svg:x="1.45cm" svg:y="1.939cm" svg:width="13.044cm" svg:height="9.616cm">
          <chartooo:coordinate-region svg:x="3.183cm" svg:y="2.151cm" svg:width="10.568cm" svg:height="8.731cm"/>
          <chart:axis chart:dimension="x" chart:name="primary-x" chart:style-name="ch5">
            <chart:title svg:x="7.068cm" svg:y="11.812cm" chart:style-name="ch6">
              <text:p>Size (Bytes)</text:p>
            </chart:title>
          </chart:axis>
          <chart:axis chart:dimension="y" chart:name="primary-y" chart:style-name="ch5">
            <chart:title svg:x="0.451cm" svg:y="8.312cm" chart:style-name="ch7">
              <text:p>Throughput (Bytes/s)</text:p>
            </chart:title>
            <chart:grid chart:style-name="ch8" chart:class="major"/>
          </chart:axis>
          <chart:series chart:style-name="ch9" chart:values-cell-range-address="Feuille1.B48:Feuille1.B82" chart:label-cell-address="Feuille1.B47:Feuille1.B47" chart:class="chart:scatter">
            <chart:domain table:cell-range-address="Feuille1.A48:Feuille1.A82"/>
            <chart:data-point chart:repeated="35"/>
          </chart:series>
          <chart:series chart:style-name="ch10" chart:values-cell-range-address="Feuille1.C48:Feuille1.C82" chart:label-cell-address="Feuille1.C47:Feuille1.C47" chart:class="chart:scatter">
            <chart:data-point chart:repeated="35"/>
          </chart:series>
          <chart:series chart:style-name="ch11" chart:values-cell-range-address="Feuille1.D48:Feuille1.D82" chart:label-cell-address="Feuille1.D47:Feuille1.D47" chart:class="chart:scatter">
            <chart:data-point chart:repeated="35"/>
          </chart:series>
          <chart:series chart:style-name="ch12" chart:values-cell-range-address="Feuille1.E48:Feuille1.E82" chart:label-cell-address="Feuille1.E47:Feuille1.E47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 Upload time (s) </text:p>
                <draw:g>
                  <svg:desc>Feuille1.B47:Feuille1.B47</svg:desc>
                </draw:g>
              </table:table-cell>
              <table:table-cell office:value-type="string">
                <text:p> Download time (s) </text:p>
                <draw:g>
                  <svg:desc>Feuille1.C47:Feuille1.C47</svg:desc>
                </draw:g>
              </table:table-cell>
              <table:table-cell office:value-type="string">
                <text:p> Upload time pinned (s) </text:p>
                <draw:g>
                  <svg:desc>Feuille1.D47:Feuille1.D47</svg:desc>
                </draw:g>
              </table:table-cell>
              <table:table-cell office:value-type="string">
                <text:p> Download time pinned (s)</text:p>
                <draw:g>
                  <svg:desc>Feuille1.E47:Feuille1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4000">
                <text:p>40004000</text:p>
                <draw:g>
                  <svg:desc>Feuille1.A48:Feuille1.A82</svg:desc>
                </draw:g>
              </table:table-cell>
              <table:table-cell office:value-type="float" office:value="1290451612.90323">
                <text:p>1290451612.90323</text:p>
                <draw:g>
                  <svg:desc>Feuille1.B48:Feuille1.B82</svg:desc>
                </draw:g>
              </table:table-cell>
              <table:table-cell office:value-type="float" office:value="2500250000">
                <text:p>2500250000</text:p>
                <draw:g>
                  <svg:desc>Feuille1.C48:Feuille1.C82</svg:desc>
                </draw:g>
              </table:table-cell>
              <table:table-cell office:value-type="float" office:value="1081189189.18919">
                <text:p>1081189189.18919</text:p>
                <draw:g>
                  <svg:desc>Feuille1.D48:Feuille1.D82</svg:desc>
                </draw:g>
              </table:table-cell>
              <table:table-cell office:value-type="float" office:value="2500250000">
                <text:p>2500250000</text:p>
                <draw:g>
                  <svg:desc>Feuille1.E48:Feuille1.E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4000">
                <text:p>60004000</text:p>
              </table:table-cell>
              <table:table-cell office:value-type="float" office:value="1935612903.22581">
                <text:p>1935612903.22581</text:p>
              </table:table-cell>
              <table:table-cell office:value-type="float" office:value="1132150943.39623">
                <text:p>1132150943.39623</text:p>
              </table:table-cell>
              <table:table-cell office:value-type="float" office:value="1935612903.22581">
                <text:p>1935612903.22581</text:p>
              </table:table-cell>
              <table:table-cell office:value-type="float" office:value="1875125000">
                <text:p>187512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4000">
                <text:p>80004000</text:p>
              </table:table-cell>
              <table:table-cell office:value-type="float" office:value="1159478260.86957">
                <text:p>1159478260.86957</text:p>
              </table:table-cell>
              <table:table-cell office:value-type="float" office:value="1509509433.96226">
                <text:p>1509509433.96226</text:p>
              </table:table-cell>
              <table:table-cell office:value-type="float" office:value="1702212765.95745">
                <text:p>1702212765.95745</text:p>
              </table:table-cell>
              <table:table-cell office:value-type="float" office:value="1538538461.53846">
                <text:p>1538538461.53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4000">
                <text:p>100004000</text:p>
              </table:table-cell>
              <table:table-cell office:value-type="float" office:value="1470647058.82353">
                <text:p>1470647058.82353</text:p>
              </table:table-cell>
              <table:table-cell office:value-type="float" office:value="1587365079.36508">
                <text:p>1587365079.36508</text:p>
              </table:table-cell>
              <table:table-cell office:value-type="float" office:value="1449333333.33333">
                <text:p>1449333333.33333</text:p>
              </table:table-cell>
              <table:table-cell office:value-type="float" office:value="1886867924.5283">
                <text:p>1886867924.5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4000">
                <text:p>120004000</text:p>
              </table:table-cell>
              <table:table-cell office:value-type="float" office:value="1428619047.61905">
                <text:p>1428619047.61905</text:p>
              </table:table-cell>
              <table:table-cell office:value-type="float" office:value="1411811764.70588">
                <text:p>1411811764.70588</text:p>
              </table:table-cell>
              <table:table-cell office:value-type="float" office:value="1764764705.88235">
                <text:p>1764764705.88235</text:p>
              </table:table-cell>
              <table:table-cell office:value-type="float" office:value="1904825396.8254">
                <text:p>1904825396.8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04000">
                <text:p>140004000</text:p>
              </table:table-cell>
              <table:table-cell office:value-type="float" office:value="1400040000">
                <text:p>1400040000</text:p>
              </table:table-cell>
              <table:table-cell office:value-type="float" office:value="1414181818.18182">
                <text:p>1414181818.18182</text:p>
              </table:table-cell>
              <table:table-cell office:value-type="float" office:value="1647105882.35294">
                <text:p>1647105882.35294</text:p>
              </table:table-cell>
              <table:table-cell office:value-type="float" office:value="2029043478.26087">
                <text:p>2029043478.26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4000">
                <text:p>160004000</text:p>
              </table:table-cell>
              <table:table-cell office:value-type="float" office:value="1391339130.43478">
                <text:p>1391339130.43478</text:p>
              </table:table-cell>
              <table:table-cell office:value-type="float" office:value="1584198019.80198">
                <text:p>1584198019.80198</text:p>
              </table:table-cell>
              <table:table-cell office:value-type="float" office:value="1600040000">
                <text:p>1600040000</text:p>
              </table:table-cell>
              <table:table-cell office:value-type="float" office:value="1904809523.80952">
                <text:p>1904809523.80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04000">
                <text:p>180004000</text:p>
              </table:table-cell>
              <table:table-cell office:value-type="float" office:value="1551758620.68966">
                <text:p>1551758620.68966</text:p>
              </table:table-cell>
              <table:table-cell office:value-type="float" office:value="1374076335.87786">
                <text:p>1374076335.87786</text:p>
              </table:table-cell>
              <table:table-cell office:value-type="float" office:value="1800040000">
                <text:p>1800040000</text:p>
              </table:table-cell>
              <table:table-cell office:value-type="float" office:value="1525457627.11864">
                <text:p>1525457627.11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4000">
                <text:p>200004000</text:p>
              </table:table-cell>
              <table:table-cell office:value-type="float" office:value="1449304347.82609">
                <text:p>1449304347.82609</text:p>
              </table:table-cell>
              <table:table-cell office:value-type="float" office:value="1360571428.57143">
                <text:p>1360571428.57143</text:p>
              </table:table-cell>
              <table:table-cell office:value-type="float" office:value="1724172413.7931">
                <text:p>1724172413.7931</text:p>
              </table:table-cell>
              <table:table-cell office:value-type="float" office:value="1680705882.35294">
                <text:p>1680705882.35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004000">
                <text:p>220004000</text:p>
              </table:table-cell>
              <table:table-cell office:value-type="float" office:value="1496625850.34014">
                <text:p>1496625850.34014</text:p>
              </table:table-cell>
              <table:table-cell office:value-type="float" office:value="1437934640.52288">
                <text:p>1437934640.52288</text:p>
              </table:table-cell>
              <table:table-cell office:value-type="float" office:value="1666696969.69697">
                <text:p>1666696969.69697</text:p>
              </table:table-cell>
              <table:table-cell office:value-type="float" office:value="1679419847.32824">
                <text:p>1679419847.32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004000">
                <text:p>240004000</text:p>
              </table:table-cell>
              <table:table-cell office:value-type="float" office:value="1348337078.65169">
                <text:p>1348337078.65169</text:p>
              </table:table-cell>
              <table:table-cell office:value-type="float" office:value="1428595238.09524">
                <text:p>1428595238.09524</text:p>
              </table:table-cell>
              <table:table-cell office:value-type="float" office:value="1818212121.21212">
                <text:p>1818212121.21212</text:p>
              </table:table-cell>
              <table:table-cell office:value-type="float" office:value="1739159420.28986">
                <text:p>1739159420.28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04000">
                <text:p>260004000</text:p>
              </table:table-cell>
              <table:table-cell office:value-type="float" office:value="1460696629.21348">
                <text:p>1460696629.21348</text:p>
              </table:table-cell>
              <table:table-cell office:value-type="float" office:value="1413065217.3913">
                <text:p>1413065217.3913</text:p>
              </table:table-cell>
              <table:table-cell office:value-type="float" office:value="1699372549.01961">
                <text:p>1699372549.01961</text:p>
              </table:table-cell>
              <table:table-cell office:value-type="float" office:value="1768734693.87755">
                <text:p>1768734693.87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004000">
                <text:p>280004000</text:p>
              </table:table-cell>
              <table:table-cell office:value-type="float" office:value="1393054726.36816">
                <text:p>1393054726.36816</text:p>
              </table:table-cell>
              <table:table-cell office:value-type="float" office:value="1400020000">
                <text:p>1400020000</text:p>
              </table:table-cell>
              <table:table-cell office:value-type="float" office:value="1818207792.20779">
                <text:p>1818207792.20779</text:p>
              </table:table-cell>
              <table:table-cell office:value-type="float" office:value="1728419753.08642">
                <text:p>1728419753.08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4000">
                <text:p>300004000</text:p>
              </table:table-cell>
              <table:table-cell office:value-type="float" office:value="1500020000">
                <text:p>1500020000</text:p>
              </table:table-cell>
              <table:table-cell office:value-type="float" office:value="1388907407.40741">
                <text:p>1388907407.40741</text:p>
              </table:table-cell>
              <table:table-cell office:value-type="float" office:value="1840515337.42331">
                <text:p>1840515337.42331</text:p>
              </table:table-cell>
              <table:table-cell office:value-type="float" office:value="1621643243.24324">
                <text:p>1621643243.24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004000">
                <text:p>320004000</text:p>
              </table:table-cell>
              <table:table-cell office:value-type="float" office:value="1379327586.2069">
                <text:p>1379327586.2069</text:p>
              </table:table-cell>
              <table:table-cell office:value-type="float" office:value="1488390697.67442">
                <text:p>1488390697.67442</text:p>
              </table:table-cell>
              <table:table-cell office:value-type="float" office:value="1729751351.35135">
                <text:p>1729751351.35135</text:p>
              </table:table-cell>
              <table:table-cell office:value-type="float" office:value="1729751351.35135">
                <text:p>1729751351.35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004000">
                <text:p>340004000</text:p>
              </table:table-cell>
              <table:table-cell office:value-type="float" office:value="1471878787.87879">
                <text:p>1471878787.87879</text:p>
              </table:table-cell>
              <table:table-cell office:value-type="float" office:value="1422610878.66109">
                <text:p>1422610878.66109</text:p>
              </table:table-cell>
              <table:table-cell office:value-type="float" office:value="1700020000">
                <text:p>1700020000</text:p>
              </table:table-cell>
              <table:table-cell office:value-type="float" office:value="1700020000">
                <text:p>170002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004000">
                <text:p>360004000</text:p>
              </table:table-cell>
              <table:table-cell office:value-type="float" office:value="1457506072.87449">
                <text:p>1457506072.87449</text:p>
              </table:table-cell>
              <table:table-cell office:value-type="float" office:value="1422940711.46245">
                <text:p>1422940711.46245</text:p>
              </table:table-cell>
              <table:table-cell office:value-type="float" office:value="1666685185.18519">
                <text:p>1666685185.18519</text:p>
              </table:table-cell>
              <table:table-cell office:value-type="float" office:value="1800020000">
                <text:p>180002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0004000">
                <text:p>380004000</text:p>
              </table:table-cell>
              <table:table-cell office:value-type="float" office:value="1412654275.09294">
                <text:p>1412654275.09294</text:p>
              </table:table-cell>
              <table:table-cell office:value-type="float" office:value="1501992094.86166">
                <text:p>1501992094.86166</text:p>
              </table:table-cell>
              <table:table-cell office:value-type="float" office:value="1645038961.03896">
                <text:p>1645038961.03896</text:p>
              </table:table-cell>
              <table:table-cell office:value-type="float" office:value="1759277777.77778">
                <text:p>1759277777.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4000">
                <text:p>400004000</text:p>
              </table:table-cell>
              <table:table-cell office:value-type="float" office:value="1487003717.47212">
                <text:p>1487003717.47212</text:p>
              </table:table-cell>
              <table:table-cell office:value-type="float" office:value="1433706093.18996">
                <text:p>1433706093.18996</text:p>
              </table:table-cell>
              <table:table-cell office:value-type="float" office:value="1687780590.7173">
                <text:p>1687780590.7173</text:p>
              </table:table-cell>
              <table:table-cell office:value-type="float" office:value="1731619047.61905">
                <text:p>1731619047.61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004000">
                <text:p>420004000</text:p>
              </table:table-cell>
              <table:table-cell office:value-type="float" office:value="1400013333.33333">
                <text:p>1400013333.33333</text:p>
              </table:table-cell>
              <table:table-cell office:value-type="float" office:value="1473698245.61404">
                <text:p>1473698245.61404</text:p>
              </table:table-cell>
              <table:table-cell office:value-type="float" office:value="1660094861.66008">
                <text:p>1660094861.66008</text:p>
              </table:table-cell>
              <table:table-cell office:value-type="float" office:value="1700421052.63158">
                <text:p>1700421052.63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004000">
                <text:p>440004000</text:p>
              </table:table-cell>
              <table:table-cell office:value-type="float" office:value="1388025236.59306">
                <text:p>1388025236.59306</text:p>
              </table:table-cell>
              <table:table-cell office:value-type="float" office:value="1466680000">
                <text:p>1466680000</text:p>
              </table:table-cell>
              <table:table-cell office:value-type="float" office:value="1732299212.59843">
                <text:p>1732299212.59843</text:p>
              </table:table-cell>
              <table:table-cell office:value-type="float" office:value="1654150375.93985">
                <text:p>1654150375.93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004000">
                <text:p>460004000</text:p>
              </table:table-cell>
              <table:table-cell office:value-type="float" office:value="1455708860.75949">
                <text:p>1455708860.75949</text:p>
              </table:table-cell>
              <table:table-cell office:value-type="float" office:value="1424160990.71207">
                <text:p>1424160990.71207</text:p>
              </table:table-cell>
              <table:table-cell office:value-type="float" office:value="1660664259.9278">
                <text:p>1660664259.9278</text:p>
              </table:table-cell>
              <table:table-cell office:value-type="float" office:value="1703718518.51852">
                <text:p>1703718518.51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004000">
                <text:p>480004000</text:p>
              </table:table-cell>
              <table:table-cell office:value-type="float" office:value="1445795180.72289">
                <text:p>1445795180.72289</text:p>
              </table:table-cell>
              <table:table-cell office:value-type="float" office:value="1424344213.64985">
                <text:p>1424344213.64985</text:p>
              </table:table-cell>
              <table:table-cell office:value-type="float" office:value="1726633093.52518">
                <text:p>1726633093.52518</text:p>
              </table:table-cell>
              <table:table-cell office:value-type="float" office:value="1690154929.57747">
                <text:p>1690154929.57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4000">
                <text:p>500004000</text:p>
              </table:table-cell>
              <table:table-cell office:value-type="float" office:value="1436793103.44828">
                <text:p>1436793103.44828</text:p>
              </table:table-cell>
              <table:table-cell office:value-type="float" office:value="1424512820.51282">
                <text:p>1424512820.51282</text:p>
              </table:table-cell>
              <table:table-cell office:value-type="float" office:value="1785728571.42857">
                <text:p>1785728571.42857</text:p>
              </table:table-cell>
              <table:table-cell office:value-type="float" office:value="1754400000">
                <text:p>17544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0004000">
                <text:p>520004000</text:p>
              </table:table-cell>
              <table:table-cell office:value-type="float" office:value="1432517906.33609">
                <text:p>1432517906.33609</text:p>
              </table:table-cell>
              <table:table-cell office:value-type="float" office:value="1468937853.10734">
                <text:p>1468937853.10734</text:p>
              </table:table-cell>
              <table:table-cell office:value-type="float" office:value="1733346666.66667">
                <text:p>1733346666.66667</text:p>
              </table:table-cell>
              <table:table-cell office:value-type="float" office:value="1727588039.86711">
                <text:p>1727588039.86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004000">
                <text:p>540004000</text:p>
              </table:table-cell>
              <table:table-cell office:value-type="float" office:value="1413623036.64921">
                <text:p>1413623036.64921</text:p>
              </table:table-cell>
              <table:table-cell office:value-type="float" office:value="1471400544.95913">
                <text:p>1471400544.95913</text:p>
              </table:table-cell>
              <table:table-cell office:value-type="float" office:value="1708873417.72152">
                <text:p>1708873417.72152</text:p>
              </table:table-cell>
              <table:table-cell office:value-type="float" office:value="1692802507.83699">
                <text:p>1692802507.83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0004000">
                <text:p>560004000</text:p>
              </table:table-cell>
              <table:table-cell office:value-type="float" office:value="1396518703.2419">
                <text:p>1396518703.2419</text:p>
              </table:table-cell>
              <table:table-cell office:value-type="float" office:value="1417731645.56962">
                <text:p>1417731645.56962</text:p>
              </table:table-cell>
              <table:table-cell office:value-type="float" office:value="1750012500">
                <text:p>1750012500</text:p>
              </table:table-cell>
              <table:table-cell office:value-type="float" office:value="1772164556.96203">
                <text:p>1772164556.96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004000">
                <text:p>580004000</text:p>
              </table:table-cell>
              <table:table-cell office:value-type="float" office:value="1394240384.61538">
                <text:p>1394240384.61538</text:p>
              </table:table-cell>
              <table:table-cell office:value-type="float" office:value="1446394014.96259">
                <text:p>1446394014.96259</text:p>
              </table:table-cell>
              <table:table-cell office:value-type="float" office:value="1721080118.69436">
                <text:p>1721080118.69436</text:p>
              </table:table-cell>
              <table:table-cell office:value-type="float" office:value="1752277945.61934">
                <text:p>1752277945.61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04000">
                <text:p>600004000</text:p>
              </table:table-cell>
              <table:table-cell office:value-type="float" office:value="1392120649.65197">
                <text:p>1392120649.65197</text:p>
              </table:table-cell>
              <table:table-cell office:value-type="float" office:value="1442317307.69231">
                <text:p>1442317307.69231</text:p>
              </table:table-cell>
              <table:table-cell office:value-type="float" office:value="1775159763.31361">
                <text:p>1775159763.31361</text:p>
              </table:table-cell>
              <table:table-cell office:value-type="float" office:value="1729118155.6196">
                <text:p>1729118155.6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004000">
                <text:p>620004000</text:p>
              </table:table-cell>
              <table:table-cell office:value-type="float" office:value="1435194444.44444">
                <text:p>1435194444.44444</text:p>
              </table:table-cell>
              <table:table-cell office:value-type="float" office:value="1469203791.46919">
                <text:p>1469203791.46919</text:p>
              </table:table-cell>
              <table:table-cell office:value-type="float" office:value="1708000000">
                <text:p>1708000000</text:p>
              </table:table-cell>
              <table:table-cell office:value-type="float" office:value="1680227642.27642">
                <text:p>1680227642.27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004000">
                <text:p>640004000</text:p>
              </table:table-cell>
              <table:table-cell office:value-type="float" office:value="1409700440.52863">
                <text:p>1409700440.52863</text:p>
              </table:table-cell>
              <table:table-cell office:value-type="float" office:value="1431776286.35347">
                <text:p>1431776286.35347</text:p>
              </table:table-cell>
              <table:table-cell office:value-type="float" office:value="1729740540.54054">
                <text:p>1729740540.54054</text:p>
              </table:table-cell>
              <table:table-cell office:value-type="float" office:value="1739141304.34783">
                <text:p>1739141304.34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004000">
                <text:p>660004000</text:p>
              </table:table-cell>
              <table:table-cell office:value-type="float" office:value="1404263829.78723">
                <text:p>1404263829.78723</text:p>
              </table:table-cell>
              <table:table-cell office:value-type="float" office:value="1473223214.28571">
                <text:p>1473223214.28571</text:p>
              </table:table-cell>
              <table:table-cell office:value-type="float" office:value="1718760416.66667">
                <text:p>1718760416.66667</text:p>
              </table:table-cell>
              <table:table-cell office:value-type="float" office:value="1714296103.8961">
                <text:p>1714296103.8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004000">
                <text:p>680004000</text:p>
              </table:table-cell>
              <table:table-cell office:value-type="float" office:value="1422602510.46025">
                <text:p>1422602510.46025</text:p>
              </table:table-cell>
              <table:table-cell office:value-type="float" office:value="1449901918.97655">
                <text:p>1449901918.97655</text:p>
              </table:table-cell>
              <table:table-cell office:value-type="float" office:value="1700010000">
                <text:p>1700010000</text:p>
              </table:table-cell>
              <table:table-cell office:value-type="float" office:value="1770843750">
                <text:p>17708437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4000">
                <text:p>700004000</text:p>
              </table:table-cell>
              <table:table-cell office:value-type="float" office:value="1402813627.25451">
                <text:p>1402813627.25451</text:p>
              </table:table-cell>
              <table:table-cell office:value-type="float" office:value="1443307216.49485">
                <text:p>1443307216.49485</text:p>
              </table:table-cell>
              <table:table-cell office:value-type="float" office:value="1745645885.28678">
                <text:p>1745645885.28678</text:p>
              </table:table-cell>
              <table:table-cell office:value-type="float" office:value="1682701923.07692">
                <text:p>1682701923.07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004000">
                <text:p>720004000</text:p>
              </table:table-cell>
              <table:table-cell office:value-type="float" office:value="1392657640.23211">
                <text:p>1392657640.23211</text:p>
              </table:table-cell>
              <table:table-cell office:value-type="float" office:value="1437133732.53493">
                <text:p>1437133732.53493</text:p>
              </table:table-cell>
              <table:table-cell office:value-type="float" office:value="1734949397.59036">
                <text:p>1734949397.59036</text:p>
              </table:table-cell>
              <table:table-cell office:value-type="float" office:value="1730778846.15385">
                <text:p>1730778846.15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